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Standard">
      <style:text-properties fo:color="#ffff00"/>
    </style:style>
    <style:style style:name="P3" style:family="paragraph" style:parent-style-name="Standard">
      <style:text-properties style:font-name="Times New Roman"/>
    </style:style>
    <style:style style:name="P4" style:family="paragraph" style:parent-style-name="Standard">
      <style:text-properties style:font-name="Times New Roman" fo:font-weight="normal" style:font-weight-asian="normal" style:font-weight-complex="normal"/>
    </style:style>
    <style:style style:name="P5" style:family="paragraph" style:parent-style-name="Text_20_body">
      <style:paragraph-properties fo:margin-left="0in" fo:margin-right="0in" fo:margin-top="0in" fo:margin-bottom="0in" fo:text-indent="0in" style:auto-text-indent="false"/>
    </style:style>
    <style:style style:name="P6" style:family="paragraph" style:parent-style-name="Heading_20_2">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style>
    <style:style style:name="P8" style:family="paragraph" style:parent-style-name="Standard">
      <style:paragraph-properties fo:margin-left="0in" fo:margin-right="0in" fo:text-indent="0in" style:auto-text-indent="false"/>
      <style:text-properties fo:color="#000000" style:font-name="Times New Roman"/>
    </style:style>
    <style:style style:name="P9" style:family="paragraph" style:parent-style-name="Standard">
      <style:paragraph-properties fo:margin-left="0in" fo:margin-right="0in" fo:margin-top="0.1945in" fo:margin-bottom="0.1945in" fo:text-indent="0in" style:auto-text-indent="false"/>
    </style:style>
    <style:style style:name="P10" style:family="paragraph" style:parent-style-name="Text_20_body">
      <style:paragraph-properties fo:margin-left="0in" fo:margin-right="0in" fo:text-indent="0in" style:auto-text-indent="false"/>
    </style:style>
    <style:style style:name="P11" style:family="paragraph" style:parent-style-name="Text_20_body">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2" style:family="paragraph" style:parent-style-name="Text_20_body">
      <style:paragraph-properties fo:margin-left="0in" fo:margin-right="0in" fo:text-indent="0in" style:auto-text-indent="false"/>
      <style:text-properties fo:color="#000000"/>
    </style:style>
    <style:style style:name="P13" style:family="paragraph" style:parent-style-name="Text_20_body">
      <style:paragraph-properties fo:margin-left="0in" fo:margin-right="0in" fo:text-indent="0in" style:auto-text-indent="false"/>
      <style:text-properties fo:color="#000000" style:font-name="TimesNewRomanPSMT" fo:font-size="12pt" style:font-name-asian="TimesNewRomanPSMT" style:font-size-asian="12pt" style:font-name-complex="TimesNewRomanPSMT" style:font-size-complex="12pt"/>
    </style:style>
    <style:style style:name="P14" style:family="paragraph" style:parent-style-name="Text_20_body">
      <style:paragraph-properties fo:margin-left="0in" fo:margin-right="0in" fo:text-indent="0in" style:auto-text-indent="false"/>
      <style:text-properties fo:color="#000000" fo:font-weight="bold" style:font-weight-asian="bold" style:font-weight-complex="bold"/>
    </style:style>
    <style:style style:name="P15" style:family="paragraph" style:parent-style-name="Text_20_body">
      <style:paragraph-properties fo:margin-left="0in" fo:margin-right="0in" fo:text-indent="0in" style:auto-text-indent="false"/>
      <style:text-properties fo:color="#000000" fo:font-style="italic" style:font-style-asian="italic" style:font-style-complex="italic"/>
    </style:style>
    <style:style style:name="P16" style:family="paragraph" style:parent-style-name="Text_20_body">
      <style:paragraph-properties fo:margin-left="0in" fo:margin-right="0in" fo:text-indent="0in" style:auto-text-indent="false"/>
      <style:text-properties fo:color="#000000" fo:font-style="italic" style:text-underline-style="none" style:font-style-asian="italic" style:font-style-complex="italic"/>
    </style:style>
    <style:style style:name="P17" style:family="paragraph" style:parent-style-name="Text_20_body">
      <style:paragraph-properties fo:margin-left="0in" fo:margin-right="0in" fo:text-indent="0in" style:auto-text-indent="false"/>
      <style:text-properties fo:color="#000000" fo:font-style="normal" fo:font-weight="bold" style:font-style-asian="normal" style:font-weight-asian="bold" style:font-style-complex="normal" style:font-weight-complex="bold"/>
    </style:style>
    <style:style style:name="P18" style:family="paragraph" style:parent-style-name="Text_20_body">
      <style:paragraph-properties fo:margin-left="0in" fo:margin-right="0in" fo:text-indent="0in" style:auto-text-indent="false"/>
      <style:text-properties fo:color="#000000" fo:font-style="normal" style:text-underline-style="none" fo:font-weight="normal" style:font-style-asian="normal" style:font-weight-asian="normal" style:font-style-complex="normal" style:font-weight-complex="normal"/>
    </style:style>
    <style:style style:name="P19" style:family="paragraph" style:parent-style-name="Text_20_body">
      <style:paragraph-properties fo:margin-left="0in" fo:margin-right="0in" fo:text-align="start" style:justify-single-word="false" fo:text-indent="0in" style:auto-text-indent="false"/>
    </style:style>
    <style:style style:name="P20" style:family="paragraph" style:parent-style-name="Text_20_body">
      <style:paragraph-properties fo:margin-left="0in" fo:margin-right="0in" fo:text-indent="0in" style:auto-text-indent="false"/>
      <style:text-properties fo:font-style="italic" style:font-style-asian="italic" style:font-style-complex="italic"/>
    </style:style>
    <style:style style:name="P21"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22" style:family="paragraph" style:parent-style-name="Text_20_body">
      <style:paragraph-properties fo:margin-left="0in" fo:margin-right="0in" fo:text-indent="0in" style:auto-text-indent="false"/>
      <style:text-properties fo:font-weight="bold" style:font-weight-asian="bold" style:font-weight-complex="bold"/>
    </style:style>
    <style:style style:name="P23" style:family="paragraph" style:parent-style-name="List_20_Continue">
      <style:paragraph-properties fo:margin-left="0in" fo:margin-right="0in" fo:text-indent="0in" style:auto-text-indent="false"/>
    </style:style>
    <style:style style:name="P24" style:family="paragraph" style:parent-style-name="Standard">
      <style:paragraph-properties fo:margin-left="0in" fo:margin-right="0in" fo:margin-top="0in" fo:margin-bottom="0.0799in" fo:text-indent="0in" style:auto-text-indent="false"/>
    </style:style>
    <style:style style:name="P25" style:family="paragraph" style:parent-style-name="Normal_20__28_Web_29_">
      <style:paragraph-properties fo:margin-left="0in" fo:margin-right="0in" fo:margin-top="0in" fo:margin-bottom="0.0799in" fo:text-indent="0in" style:auto-text-indent="false"/>
    </style:style>
    <style:style style:name="P26" style:family="paragraph" style:parent-style-name="Normal_20__28_Web_29_">
      <style:paragraph-properties fo:margin-left="0in" fo:margin-right="0in" fo:margin-top="0in" fo:margin-bottom="0.0799in" fo:text-indent="0in" style:auto-text-indent="false"/>
      <style:text-properties fo:font-weight="bold" style:font-weight-asian="bold" style:font-weight-complex="bold"/>
    </style:style>
    <style:style style:name="P27" style:family="paragraph" style:parent-style-name="Normal_20__28_Web_29_">
      <style:paragraph-properties fo:margin-left="0in" fo:margin-right="0in" fo:margin-top="0in" fo:margin-bottom="0.0799in" fo:text-indent="0in" style:auto-text-indent="false"/>
      <style:text-properties fo:font-style="italic" style:font-style-asian="italic" style:font-style-complex="italic"/>
    </style:style>
    <style:style style:name="P28" style:family="paragraph" style:parent-style-name="Normal_20__28_Web_29_">
      <style:paragraph-properties fo:margin-left="0in" fo:margin-right="0in" fo:margin-top="0in" fo:margin-bottom="0.0799in" fo:text-indent="0in" style:auto-text-indent="false"/>
      <style:text-properties fo:font-style="normal" fo:font-weight="bold" style:font-style-asian="normal" style:font-weight-asian="bold" style:font-style-complex="normal" style:font-weight-complex="bold"/>
    </style:style>
    <style:style style:name="P29" style:family="paragraph" style:parent-style-name="Normal_20__28_Web_29_">
      <style:paragraph-properties fo:margin-left="0in" fo:margin-right="0in" fo:margin-top="0in" fo:margin-bottom="0.0799in" fo:text-indent="0in" style:auto-text-indent="false"/>
      <style:text-properties fo:font-style="normal" style:font-style-asian="normal" style:font-style-complex="normal"/>
    </style:style>
    <style:style style:name="P30" style:family="paragraph" style:parent-style-name="Text_20_body">
      <style:paragraph-properties fo:margin-left="0in" fo:margin-right="0in" fo:margin-top="0in" fo:margin-bottom="0.0598in" fo:text-indent="0in" style:auto-text-indent="false"/>
    </style:style>
    <style:style style:name="P31" style:family="paragraph" style:parent-style-name="Body_20_Text_20_First_20_Indent">
      <style:paragraph-properties fo:margin-left="0in" fo:margin-right="0in" fo:text-align="center" style:justify-single-word="false" fo:text-indent="0in" style:auto-text-indent="false"/>
    </style:style>
    <style:style style:name="P32" style:family="paragraph" style:parent-style-name="Standard">
      <style:paragraph-properties fo:margin-left="-0.5in" fo:margin-right="0in" fo:text-indent="0in" style:auto-text-indent="false"/>
    </style:style>
    <style:style style:name="P33" style:family="paragraph" style:parent-style-name="Text_20_body">
      <style:paragraph-properties fo:margin-left="1in" fo:margin-right="0in" fo:margin-top="0in" fo:margin-bottom="0in" fo:text-indent="0in" style:auto-text-indent="false"/>
    </style:style>
    <style:style style:name="P34" style:family="paragraph" style:parent-style-name="Standard">
      <style:paragraph-properties fo:margin-left="1in" fo:margin-right="0in" fo:text-indent="0in" style:auto-text-indent="false"/>
      <style:text-properties fo:color="#000000" style:font-name="Times New Roman"/>
    </style:style>
    <style:style style:name="P35" style:family="paragraph" style:parent-style-name="Contents_20_1">
      <style:paragraph-properties fo:margin-left="1in" fo:margin-right="0in" fo:text-indent="0in" style:auto-text-indent="false"/>
      <style:text-properties fo:color="#000000" style:font-name="Times New Roman"/>
    </style:style>
    <style:style style:name="P36" style:family="paragraph" style:parent-style-name="Standard">
      <style:paragraph-properties fo:margin-left="1in" fo:margin-right="0in" fo:margin-top="0.1945in" fo:margin-bottom="0.1945in" fo:text-indent="0in" style:auto-text-indent="false"/>
      <style:text-properties fo:font-size="11pt" fo:font-style="italic" style:font-size-asian="11pt" style:font-style-asian="italic" style:font-size-complex="11pt" style:font-style-complex="italic"/>
    </style:style>
    <style:style style:name="P37" style:family="paragraph" style:parent-style-name="Text_20_body">
      <style:paragraph-properties fo:margin-left="0.5in" fo:margin-right="0in" fo:margin-top="0in" fo:margin-bottom="0in" fo:text-indent="0in" style:auto-text-indent="false"/>
      <style:text-properties fo:font-size="10pt" fo:font-style="italic" style:font-size-asian="10pt" style:font-style-asian="italic" style:font-size-complex="10pt" style:font-style-complex="italic"/>
    </style:style>
    <style:style style:name="P38" style:family="paragraph" style:parent-style-name="Standard">
      <style:paragraph-properties fo:margin-left="0.5in" fo:margin-right="0in" fo:margin-top="0in" fo:margin-bottom="0in" fo:text-indent="0in" style:auto-text-indent="false"/>
      <style:text-properties fo:font-style="italic" style:font-style-asian="italic" style:font-style-complex="italic"/>
    </style:style>
    <style:style style:name="P39" style:family="paragraph" style:parent-style-name="Text_20_body">
      <style:paragraph-properties fo:margin-left="0.5in" fo:margin-right="0in" fo:text-indent="0in" style:auto-text-indent="false"/>
    </style:style>
    <style:style style:name="P40" style:family="paragraph" style:parent-style-name="Text_20_body">
      <style:paragraph-properties fo:margin-left="0.5in" fo:margin-right="0in" fo:text-indent="0in" style:auto-text-indent="false"/>
      <style:text-properties fo:font-size="12pt"/>
    </style:style>
    <style:style style:name="P41" style:family="paragraph" style:parent-style-name="Text_20_body">
      <style:paragraph-properties fo:margin-left="0.5in" fo:margin-right="0in" fo:text-indent="0in" style:auto-text-indent="false"/>
      <style:text-properties fo:font-size="12pt" fo:font-style="normal" style:font-size-asian="12pt" style:font-style-asian="normal" style:font-size-complex="12pt" style:font-style-complex="normal"/>
    </style:style>
    <style:style style:name="P42" style:family="paragraph" style:parent-style-name="Text_20_body">
      <style:paragraph-properties fo:margin-left="0.5in" fo:margin-right="0in" fo:text-indent="0in" style:auto-text-indent="false"/>
      <style:text-properties fo:font-size="12pt" fo:font-style="italic" style:font-size-asian="12pt" style:font-style-asian="italic" style:font-size-complex="12pt" style:font-style-complex="italic"/>
    </style:style>
    <style:style style:name="P43" style:family="paragraph" style:parent-style-name="Text_20_body">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P44" style:family="paragraph" style:parent-style-name="Text_20_body">
      <style:paragraph-properties fo:margin-left="0.5in" fo:margin-right="0in" fo:text-indent="0in" style:auto-text-indent="false"/>
      <style:text-properties fo:font-style="italic" style:font-style-asian="italic" style:font-style-complex="italic"/>
    </style:style>
    <style:style style:name="P45" style:family="paragraph" style:parent-style-name="Text_20_body">
      <style:paragraph-properties fo:margin-left="0.5in" fo:margin-right="0in" fo:text-indent="0in" style:auto-text-indent="false"/>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P46" style:family="paragraph" style:parent-style-name="Standard">
      <style:paragraph-properties fo:margin-left="0.5in" fo:margin-right="0in" fo:text-indent="0in" style:auto-text-indent="false"/>
    </style:style>
    <style:style style:name="P47" style:family="paragraph" style:parent-style-name="Standard">
      <style:paragraph-properties fo:margin-left="0.5in" fo:margin-right="0in" fo:text-indent="0in" style:auto-text-indent="false"/>
      <style:text-properties fo:font-style="italic" style:font-style-asian="italic" style:font-style-complex="italic"/>
    </style:style>
    <style:style style:name="P48" style:family="paragraph" style:parent-style-name="Standard">
      <style:paragraph-properties fo:margin-left="0.5in" fo:margin-right="0in" fo:margin-top="0.1945in" fo:margin-bottom="0.1945in" fo:text-indent="0in" style:auto-text-indent="false"/>
      <style:text-properties fo:font-size="11pt" fo:font-style="normal" style:font-size-asian="11pt" style:font-style-asian="normal" style:font-size-complex="11pt" style:font-style-complex="normal"/>
    </style:style>
    <style:style style:name="P49" style:family="paragraph" style:parent-style-name="Standard">
      <style:paragraph-properties fo:margin-left="0.5in" fo:margin-right="0in" fo:margin-top="0.1945in" fo:margin-bottom="0.1945in" fo:text-indent="0in" style:auto-text-indent="false"/>
      <style:text-properties fo:font-size="11pt" fo:font-style="italic" fo:font-weight="bold" style:font-size-asian="11pt" style:font-style-asian="italic" style:font-weight-asian="bold" style:font-size-complex="11pt" style:font-weight-complex="bold"/>
    </style:style>
    <style:style style:name="P50" style:family="paragraph" style:parent-style-name="Contents_20_1">
      <style:paragraph-properties fo:margin-left="0.5in" fo:margin-right="0in" fo:text-indent="0in" style:auto-text-indent="false"/>
      <style:text-properties fo:color="#000000" style:font-name="Times New Roman" fo:font-weight="bold" style:font-weight-asian="bold" style:font-weight-complex="bold"/>
    </style:style>
    <style:style style:name="P51" style:family="paragraph" style:parent-style-name="List_20_Continue">
      <style:paragraph-properties fo:margin-left="0.5in" fo:margin-right="0in" fo:text-indent="0in" style:auto-text-indent="false"/>
      <style:text-properties fo:font-size="11pt" fo:font-style="italic" fo:font-weight="bold" style:font-size-asian="11pt" style:font-style-asian="italic" style:font-weight-asian="bold" style:font-size-complex="11pt" style:font-weight-complex="bold"/>
    </style:style>
    <style:style style:name="P52" style:family="paragraph" style:parent-style-name="Normal_20__28_Web_29_">
      <style:paragraph-properties fo:margin-left="0.5in" fo:margin-right="0in" fo:margin-top="0in" fo:margin-bottom="0.0799in" fo:text-indent="0in" style:auto-text-indent="false"/>
      <style:text-properties fo:font-style="italic" style:font-style-asian="italic" style:font-style-complex="italic"/>
    </style:style>
    <style:style style:name="P53" style:family="paragraph" style:parent-style-name="Date">
      <style:paragraph-properties fo:margin-left="2.5in" fo:margin-right="0in" fo:text-indent="0in" style:auto-text-indent="false"/>
    </style:style>
    <style:style style:name="P54" style:family="paragraph" style:parent-style-name="Text_20_body">
      <style:text-properties fo:font-size="12pt" fo:font-weight="bold"/>
    </style:style>
    <style:style style:name="P55" style:family="paragraph" style:parent-style-name="Text_20_body">
      <style:text-properties fo:font-size="12pt" fo:font-style="normal" style:font-size-asian="12pt" style:font-style-asian="normal" style:font-size-complex="12pt" style:font-style-complex="normal"/>
    </style:style>
    <style:style style:name="P56" style:family="paragraph" style:parent-style-name="Text_20_body">
      <style:text-properties fo:color="#000000"/>
    </style:style>
    <style:style style:name="P57" style:family="paragraph" style:parent-style-name="Text_20_body">
      <style:text-properties fo:color="#000000" style:font-name="Times New Roman"/>
    </style:style>
    <style:style style:name="P58" style:family="paragraph" style:parent-style-name="Text_20_body">
      <style:text-properties style:font-name="Times New Roman"/>
    </style:style>
    <style:style style:name="P59" style:family="paragraph" style:parent-style-name="Text_20_body">
      <style:text-properties style:font-name="Times New Roman" fo:font-style="normal" style:font-style-asian="normal" style:font-style-complex="normal"/>
    </style:style>
    <style:style style:name="P60" style:family="paragraph" style:parent-style-name="Text_20_body">
      <style:text-properties fo:font-size="10.5pt" fo:font-style="italic" style:font-style-asian="italic" style:font-style-complex="italic"/>
    </style:style>
    <style:style style:name="P61" style:family="paragraph" style:parent-style-name="Text_20_body">
      <style:text-properties fo:font-style="normal" fo:font-weight="normal" style:font-style-asian="normal" style:font-weight-asian="normal" style:font-style-complex="normal" style:font-weight-complex="normal"/>
    </style:style>
    <style:style style:name="P62" style:family="paragraph" style:parent-style-name="Text_20_body">
      <style:text-properties style:font-name="TimesNewRomanPSMT" fo:font-size="12pt" style:font-name-asian="TimesNewRomanPSMT" style:font-size-asian="12pt" style:font-name-complex="TimesNewRomanPSMT" style:font-size-complex="12pt"/>
    </style:style>
    <style:style style:name="P63" style:family="paragraph" style:parent-style-name="List_20_Number_20_4">
      <style:paragraph-properties fo:margin-left="-1in" fo:margin-right="0in" fo:text-indent="0in" style:auto-text-indent="false"/>
    </style:style>
    <style:style style:name="P64" style:family="paragraph" style:parent-style-name="Text_20_body">
      <style:paragraph-properties fo:margin-left="-1in" fo:margin-right="0in" fo:text-indent="0in" style:auto-text-indent="false"/>
    </style:style>
    <style:style style:name="P65" style:family="paragraph" style:parent-style-name="Standard">
      <style:paragraph-properties fo:margin-left="-1in" fo:margin-right="0in" fo:text-indent="0in" style:auto-text-indent="false"/>
      <style:text-properties style:font-name="Times New Roman"/>
    </style:style>
    <style:style style:name="P66" style:family="paragraph" style:parent-style-name="Heading_20_1">
      <style:text-properties fo:color="#000000" style:font-name="Times New Roman"/>
    </style:style>
    <style:style style:name="P67" style:family="paragraph" style:parent-style-name="Heading_20_2">
      <style:text-properties style:font-name="Times New Roman"/>
    </style:style>
    <style:style style:name="P68" style:family="paragraph" style:parent-style-name="Text_20_body">
      <style:paragraph-properties fo:margin-top="0in" fo:margin-bottom="0.0799in"/>
    </style:style>
    <style:style style:name="P69" style:family="paragraph" style:parent-style-name="Standard">
      <style:paragraph-properties fo:margin-left="-0.5in" fo:margin-right="0in" fo:margin-top="0.1945in" fo:margin-bottom="0.1945in" fo:text-indent="0.5in" style:auto-text-indent="false"/>
    </style:style>
    <style:style style:name="P70" style:family="paragraph" style:parent-style-name="Standard">
      <style:paragraph-properties fo:margin-left="-0.5in" fo:margin-right="0in" fo:margin-top="0.1945in" fo:margin-bottom="0.1945in" fo:text-indent="0.5in" style:auto-text-indent="false"/>
      <style:text-properties fo:font-style="normal" fo:font-weight="normal" style:font-style-asian="normal" style:font-weight-asian="normal" style:font-style-complex="normal" style:font-weight-complex="normal"/>
    </style:style>
    <style:style style:name="P71"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72" style:family="paragraph" style:parent-style-name="Contents_20_2">
      <style:paragraph-properties>
        <style:tab-stops>
          <style:tab-stop style:position="5.5252in" style:type="right" style:leader-style="dotted" style:leader-text="."/>
        </style:tab-stops>
      </style:paragraph-properties>
    </style:style>
    <style:style style:name="P73" style:family="paragraph" style:parent-style-name="Contents_20_3">
      <style:paragraph-properties>
        <style:tab-stops>
          <style:tab-stop style:position="5.3583in" style:type="right" style:leader-style="dotted" style:leader-text="."/>
        </style:tab-stops>
      </style:paragraph-properties>
    </style:style>
    <style:style style:name="P74" style:family="paragraph" style:parent-style-name="Standard">
      <style:text-properties style:font-name="Times New Roman" fo:font-size="12pt" fo:font-weight="normal" style:font-size-asian="12pt" style:font-weight-asian="normal" style:font-size-complex="12pt" style:font-weight-complex="normal"/>
    </style:style>
    <style:style style:name="P75" style:family="paragraph" style:parent-style-name="Standard" style:list-style-name="L2"/>
    <style:style style:name="P76" style:family="paragraph" style:parent-style-name="Standard" style:list-style-name="L3"/>
    <style:style style:name="P77" style:family="paragraph" style:parent-style-name="Standard" style:list-style-name="L3"/>
    <style:style style:name="P78" style:family="paragraph" style:parent-style-name="Standard">
      <style:paragraph-properties fo:margin-left="0in" fo:margin-right="0in" fo:margin-top="0.1945in" fo:margin-bottom="0.1945in" fo:text-indent="0in" style:auto-text-indent="false"/>
    </style:style>
    <style:style style:name="P79" style:family="paragraph" style:parent-style-name="Text_20_body" style:list-style-name="WW8Num18">
      <style:paragraph-properties fo:margin-left="-1in" fo:margin-right="0in" fo:text-indent="0in" style:auto-text-indent="false"/>
    </style:style>
    <style:style style:name="P80" style:family="paragraph" style:parent-style-name="Text_20_body" style:list-style-name="WW8Num18">
      <style:paragraph-properties fo:margin-left="-1in" fo:margin-right="0in" fo:text-align="start" style:justify-single-word="false" fo:text-indent="0in" style:auto-text-indent="false"/>
    </style:style>
    <style:style style:name="P81" style:family="paragraph" style:parent-style-name="Text_20_body" style:list-style-name="WW8Num18">
      <style:paragraph-properties fo:margin-left="-1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82" style:family="paragraph" style:parent-style-name="Text_20_body">
      <style:paragraph-properties fo:margin-left="0in" fo:margin-right="0in" fo:text-indent="0in" style:auto-text-indent="false"/>
    </style:style>
    <style:style style:name="P83" style:family="paragraph" style:parent-style-name="Text_20_body">
      <style:paragraph-properties fo:margin-left="0in" fo:margin-right="0in" fo:text-indent="0in" style:auto-text-indent="false"/>
      <style:text-properties fo:color="#000000"/>
    </style:style>
    <style:style style:name="P84" style:family="paragraph" style:parent-style-name="Text_20_body" style:list-style-name="L1">
      <style:paragraph-properties fo:margin-left="0in" fo:margin-right="0in" fo:text-indent="0in" style:auto-text-indent="false"/>
      <style:text-properties fo:color="#000000" style:font-name="TimesNewRomanPSMT" fo:font-size="12pt" style:font-name-asian="TimesNewRomanPSMT" style:font-size-asian="12pt" style:font-name-complex="TimesNewRomanPSMT" style:font-size-complex="12pt"/>
    </style:style>
    <style:style style:name="P85" style:family="paragraph" style:parent-style-name="Text_20_body">
      <style:paragraph-properties fo:margin-left="0in" fo:margin-right="0in" fo:text-indent="0in" style:auto-text-indent="false"/>
      <style:text-properties fo:color="#000000" fo:font-style="normal" style:text-underline-style="none" fo:font-weight="normal" style:font-style-asian="normal" style:font-weight-asian="normal" style:font-style-complex="normal" style:font-weight-complex="normal"/>
    </style:style>
    <style:style style:name="P86" style:family="paragraph" style:parent-style-name="Text_20_body" style:list-style-name="L1">
      <style:paragraph-properties fo:margin-left="0in" fo:margin-right="0in" fo:text-indent="0in" style:auto-text-indent="false"/>
    </style:style>
    <style:style style:name="P87" style:family="paragraph" style:parent-style-name="Text_20_body" style:list-style-name="L4">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88" style:family="paragraph" style:parent-style-name="Text_20_body" style:list-style-name="L4">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89" style:family="paragraph" style:parent-style-name="Text_20_body" style:list-style-name="L4">
      <style:paragraph-properties fo:margin-left="0in" fo:margin-right="0in" fo:text-indent="0in" style:auto-text-indent="false"/>
    </style:style>
    <style:style style:name="P90" style:family="paragraph" style:parent-style-name="Text_20_body" style:list-style-name="WW8Num33">
      <style:paragraph-properties fo:margin-left="0in" fo:margin-right="0in" fo:text-indent="0in" style:auto-text-indent="false"/>
    </style:style>
    <style:style style:name="P91" style:family="paragraph" style:parent-style-name="Text_20_body" style:list-style-name="L8">
      <style:paragraph-properties fo:margin-left="0in" fo:margin-right="0in" fo:margin-top="0in" fo:margin-bottom="0in" fo:text-indent="0in" style:auto-text-indent="false"/>
    </style:style>
    <style:style style:name="P92" style:family="paragraph" style:parent-style-name="Text_20_body" style:list-style-name="L8">
      <style:paragraph-properties fo:margin-left="0in" fo:margin-right="0in" fo:margin-top="0in" fo:margin-bottom="0in" fo:text-indent="0in" style:auto-text-indent="false"/>
    </style:style>
    <style:style style:name="P93" style:family="paragraph" style:parent-style-name="Text_20_body" style:list-style-name="L8">
      <style:paragraph-properties fo:margin-left="0in" fo:margin-right="0in" fo:margin-top="0in" fo:margin-bottom="0in" fo:text-indent="0in" style:auto-text-indent="false"/>
    </style:style>
    <style:style style:name="P94" style:family="paragraph" style:parent-style-name="Text_20_body" style:list-style-name="L8">
      <style:paragraph-properties fo:margin-left="0in" fo:margin-right="0in" fo:margin-top="0in" fo:margin-bottom="0in" fo:text-indent="0in" style:auto-text-indent="false"/>
    </style:style>
    <style:style style:name="P95" style:family="paragraph" style:parent-style-name="Text_20_body" style:list-style-name="L8">
      <style:paragraph-properties fo:margin-left="0in" fo:margin-right="0in" fo:margin-top="0in" fo:margin-bottom="0in" fo:text-indent="0in" style:auto-text-indent="false"/>
    </style:style>
    <style:style style:name="P96" style:family="paragraph" style:parent-style-name="Text_20_body" style:list-style-name="L9">
      <style:paragraph-properties fo:margin-left="0in" fo:margin-right="0in" fo:margin-top="0in" fo:margin-bottom="0in" fo:text-indent="0in" style:auto-text-indent="false"/>
    </style:style>
    <style:style style:name="P97" style:family="paragraph" style:parent-style-name="Text_20_body" style:list-style-name="L9">
      <style:paragraph-properties fo:margin-left="0in" fo:margin-right="0in" fo:margin-top="0in" fo:margin-bottom="0in" fo:text-indent="0in" style:auto-text-indent="false"/>
    </style:style>
    <style:style style:name="P98" style:family="paragraph" style:parent-style-name="Text_20_body" style:list-style-name="L9">
      <style:paragraph-properties fo:margin-left="0in" fo:margin-right="0in" fo:margin-top="0in" fo:margin-bottom="0in" fo:text-indent="0in" style:auto-text-indent="false"/>
    </style:style>
    <style:style style:name="P99" style:family="paragraph" style:parent-style-name="Text_20_body" style:list-style-name="L9">
      <style:paragraph-properties fo:margin-left="0in" fo:margin-right="0in" fo:margin-top="0in" fo:margin-bottom="0in" fo:text-indent="0in" style:auto-text-indent="false"/>
    </style:style>
    <style:style style:name="P100" style:family="paragraph" style:parent-style-name="Text_20_body" style:list-style-name="L9">
      <style:paragraph-properties fo:margin-left="0in" fo:margin-right="0in" fo:margin-top="0in" fo:margin-bottom="0in" fo:text-indent="0in" style:auto-text-indent="false"/>
    </style:style>
    <style:style style:name="P101" style:family="paragraph" style:parent-style-name="Text_20_body" style:list-style-name="WW8Num33">
      <style:paragraph-properties fo:margin-left="-0.5in" fo:margin-right="0in" fo:text-indent="0in" style:auto-text-indent="false"/>
    </style:style>
    <style:style style:name="P102" style:family="paragraph" style:parent-style-name="Text_20_body" style:list-style-name="WW8Num33">
      <style:paragraph-properties fo:margin-left="-0.5in" fo:margin-right="0in" fo:text-indent="0in" style:auto-text-indent="false"/>
    </style:style>
    <style:style style:name="P103" style:family="paragraph" style:parent-style-name="Text_20_body" style:list-style-name="L7">
      <style:paragraph-properties fo:margin-left="-0.5in" fo:margin-right="0in" fo:text-indent="0in" style:auto-text-indent="false"/>
    </style:style>
    <style:style style:name="P104" style:family="paragraph" style:parent-style-name="Text_20_body" style:list-style-name="L5">
      <style:paragraph-properties fo:margin-left="0.5in" fo:margin-right="0in" fo:margin-top="0in" fo:margin-bottom="0in" fo:text-indent="0in" style:auto-text-indent="false"/>
    </style:style>
    <style:style style:name="P105" style:family="paragraph" style:parent-style-name="Text_20_body" style:list-style-name="L5">
      <style:paragraph-properties fo:margin-left="0.5in" fo:margin-right="0in" fo:margin-top="0in" fo:margin-bottom="0in" fo:text-indent="0in" style:auto-text-indent="false"/>
    </style:style>
    <style:style style:name="P106" style:family="paragraph" style:parent-style-name="Text_20_body" style:list-style-name="L5">
      <style:paragraph-properties fo:margin-left="0.5in" fo:margin-right="0in" fo:margin-top="0in" fo:margin-bottom="0in" fo:text-indent="0in" style:auto-text-indent="false"/>
    </style:style>
    <style:style style:name="P107" style:family="paragraph" style:parent-style-name="Text_20_body" style:list-style-name="L5">
      <style:paragraph-properties fo:margin-left="0.5in" fo:margin-right="0in" fo:margin-top="0in" fo:margin-bottom="0in" fo:text-indent="0in" style:auto-text-indent="false"/>
    </style:style>
    <style:style style:name="P108" style:family="paragraph" style:parent-style-name="Text_20_body" style:list-style-name="L5">
      <style:paragraph-properties fo:margin-left="0.5in" fo:margin-right="0in" fo:text-indent="0in" style:auto-text-indent="false"/>
    </style:style>
    <style:style style:name="P109" style:family="paragraph" style:parent-style-name="Text_20_body" style:list-style-name="L5">
      <style:paragraph-properties fo:margin-left="1in" fo:margin-right="0in" fo:margin-top="0in" fo:margin-bottom="0in" fo:text-indent="0in" style:auto-text-indent="false"/>
    </style:style>
    <style:style style:name="P110" style:family="paragraph" style:parent-style-name="Text_20_body" style:list-style-name="L5">
      <style:paragraph-properties fo:margin-left="1in" fo:margin-right="0in" fo:margin-top="0in" fo:margin-bottom="0in" fo:text-indent="0in" style:auto-text-indent="false"/>
    </style:style>
    <style:style style:name="P111" style:family="paragraph" style:parent-style-name="Text_20_body" style:list-style-name="L5">
      <style:paragraph-properties fo:margin-left="1in" fo:margin-right="0in" fo:margin-top="0in" fo:margin-bottom="0in" fo:text-indent="0in" style:auto-text-indent="false"/>
    </style:style>
    <style:style style:name="P112" style:family="paragraph" style:parent-style-name="Text_20_body" style:list-style-name="L5">
      <style:paragraph-properties fo:margin-left="1in" fo:margin-right="0in" fo:margin-top="0in" fo:margin-bottom="0in" fo:text-indent="0in" style:auto-text-indent="false"/>
    </style:style>
    <style:style style:name="P113" style:family="paragraph" style:parent-style-name="Text_20_body" style:list-style-name="L5">
      <style:paragraph-properties fo:margin-left="1in" fo:margin-right="0in" fo:margin-top="0in" fo:margin-bottom="0in" fo:text-indent="0in" style:auto-text-indent="false"/>
    </style:style>
    <style:style style:name="P114" style:family="paragraph" style:parent-style-name="Text_20_body" style:list-style-name="L5">
      <style:paragraph-properties fo:margin-left="1in" fo:margin-right="0in" fo:margin-top="0in" fo:margin-bottom="0in" fo:text-indent="0in" style:auto-text-indent="false"/>
    </style:style>
    <style:style style:name="P115" style:family="paragraph" style:parent-style-name="Text_20_body" style:list-style-name="L5">
      <style:paragraph-properties fo:margin-left="1in" fo:margin-right="0in" fo:text-indent="0in" style:auto-text-indent="false"/>
    </style:style>
    <style:style style:name="P116"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17" style:family="paragraph" style:parent-style-name="List" style:list-style-name="WW8Num24">
      <style:paragraph-properties fo:margin-left="-0.5in" fo:margin-right="0in" fo:text-indent="-0.25in" style:auto-text-indent="false"/>
    </style:style>
    <style:style style:name="P118" style:family="paragraph" style:parent-style-name="List" style:list-style-name="WW8Num24">
      <style:paragraph-properties fo:margin-left="-0.5in" fo:margin-right="0in" fo:text-indent="-0.25in" style:auto-text-indent="false"/>
    </style:style>
    <style:style style:name="P119" style:family="paragraph" style:parent-style-name="List" style:list-style-name="WW8Num24">
      <style:paragraph-properties fo:margin-left="-0.5in" fo:margin-right="0in" fo:text-indent="-0.25in" style:auto-text-indent="false"/>
    </style:style>
    <style:style style:name="P120" style:family="paragraph" style:parent-style-name="List" style:list-style-name="WW8Num24">
      <style:paragraph-properties fo:margin-left="-0.5in" fo:margin-right="0in" fo:text-indent="-0.25in" style:auto-text-indent="false"/>
    </style:style>
    <style:style style:name="P121" style:family="paragraph" style:parent-style-name="List" style:list-style-name="WW8Num24">
      <style:paragraph-properties fo:margin-left="-0.5in" fo:margin-right="0in" fo:text-indent="-0.25in" style:auto-text-indent="false"/>
    </style:style>
    <style:style style:name="P122"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23"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24"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25"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26"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27"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28" style:family="paragraph" style:parent-style-name="List_20_Number" style:list-style-name="L6">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129" style:family="paragraph" style:parent-style-name="List_20_Number" style:list-style-name="L6">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tyle="italic"/>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bold" style:font-style-asian="italic" style:font-weight-asian="bold" style:font-weight-complex="bold"/>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style:font-style-asian="italic" style:font-weight-asian="normal" style:font-style-complex="normal" style:font-weight-complex="bold"/>
    </style:style>
    <style:style style:name="T11" style:family="text">
      <style:text-properties fo:font-size="12pt"/>
    </style:style>
    <style:style style:name="T12" style:family="text">
      <style:text-properties fo:font-size="12pt" fo:font-weight="bold"/>
    </style:style>
    <style:style style:name="T13" style:family="text">
      <style:text-properties fo:font-size="12pt" fo:font-style="normal" style:font-size-asian="12pt" style:font-style-asian="normal" style:font-size-complex="12pt" style:font-style-complex="normal"/>
    </style:style>
    <style:style style:name="T14" style:family="text">
      <style:text-properties fo:font-size="12pt" style:font-size-asian="12pt" style:font-size-complex="12pt"/>
    </style:style>
    <style:style style:name="T15" style:family="text">
      <style:text-properties style:text-position="33% 80%"/>
    </style:style>
    <style:style style:name="T16" style:family="text">
      <style:text-properties fo:font-size="11pt" fo:font-style="italic" style:font-size-asian="11pt" style:font-style-asian="italic" style:font-size-complex="11pt"/>
    </style:style>
    <style:style style:name="T17" style:family="text">
      <style:text-properties fo:font-size="11pt" fo:font-style="italic" style:font-size-asian="11pt" style:font-style-asian="italic" style:font-size-complex="11pt" style:font-style-complex="italic"/>
    </style:style>
    <style:style style:name="T18" style:family="text">
      <style:text-properties fo:font-size="11pt" fo:font-style="italic" fo:font-weight="bold" style:font-size-asian="11pt" style:font-style-asian="italic" style:font-weight-asian="bold" style:font-size-complex="11pt" style:font-style-complex="italic" style:font-weight-complex="bold"/>
    </style:style>
    <style:style style:name="T19" style:family="text">
      <style:text-properties fo:font-size="11pt" fo:font-style="italic" fo:font-weight="bold" style:font-size-asian="11pt" style:font-style-asian="italic" style:font-weight-asian="bold" style:font-size-complex="11pt" style:font-weight-complex="bold"/>
    </style:style>
    <style:style style:name="T20" style:family="text">
      <style:text-properties style:text-underline-style="solid" style:text-underline-width="auto" style:text-underline-color="font-color"/>
    </style:style>
    <style:style style:name="T21" style:family="text">
      <style:text-properties fo:font-style="normal" style:font-style-asian="normal" style:font-style-complex="normal"/>
    </style:style>
    <style:style style:name="T22" style:family="text">
      <style:text-properties fo:font-weight="normal" style:font-weight-asian="normal" style:font-weight-complex="normal"/>
    </style:style>
    <style:style style:name="T23" style:family="text">
      <style:text-properties fo:color="#000000"/>
    </style:style>
    <style:style style:name="T24" style:family="text">
      <style:text-properties fo:color="#000000" fo:font-style="italic" style:font-style-asian="italic" style:font-style-complex="italic"/>
    </style:style>
    <style:style style:name="T25" style:family="text">
      <style:text-properties fo:color="#000000" fo:font-style="italic" fo:font-weight="normal"/>
    </style:style>
    <style:style style:name="T26" style:family="text">
      <style:text-properties fo:color="#000000" fo:font-size="11pt" fo:font-style="italic" fo:font-weight="bold" style:font-size-asian="11pt" style:font-style-asian="italic" style:font-weight-asian="bold" style:font-size-complex="11pt" style:font-style-complex="italic" style:font-weight-complex="bold"/>
    </style:style>
    <style:style style:name="T27" style:family="text">
      <style:text-properties fo:color="#000000" fo:font-style="normal" style:font-style-asian="normal" style:font-style-complex="normal"/>
    </style:style>
    <style:style style:name="T28" style:family="text">
      <style:text-properties fo:color="#000000" fo:font-style="normal" style:text-underline-style="none" fo:font-weight="normal" style:font-style-asian="normal" style:font-weight-asian="normal" style:font-style-complex="normal" style:font-weight-complex="normal"/>
    </style:style>
    <style:style style:name="T29" style:family="text">
      <style:text-properties fo:color="#000000" fo:font-weight="bold" style:font-weight-asian="bold" style:font-weight-complex="bold"/>
    </style:style>
    <style:style style:name="T30" style:family="text">
      <style:text-properties fo:color="#000000" fo:font-size="10.5pt" fo:font-style="italic" fo:font-weight="normal" style:font-style-asian="italic" style:font-style-complex="italic"/>
    </style:style>
    <style:style style:name="T31" style:family="text">
      <style:text-properties fo:color="#000000" fo:font-size="10.5pt" fo:font-style="italic" style:font-style-asian="italic" style:font-style-complex="italic"/>
    </style:style>
    <style:style style:name="T32" style:family="text">
      <style:text-properties fo:color="#000000" fo:font-size="14pt" style:font-size-asian="14pt" style:font-size-complex="14pt"/>
    </style:style>
    <style:style style:name="T33" style:family="text">
      <style:text-properties style:font-name="Times New Roman"/>
    </style:style>
    <style:style style:name="T34" style:family="text">
      <style:text-properties style:font-name="Times New Roman" fo:font-weight="bold" style:font-weight-asian="bold" style:font-weight-complex="bold"/>
    </style:style>
    <style:style style:name="T35" style:family="text">
      <style:text-properties style:font-name="Times New Roman" fo:font-style="italic" style:font-style-asian="italic" style:font-style-complex="italic"/>
    </style:style>
    <style:style style:name="T36" style:family="text">
      <style:text-properties style:font-name="Times New Roman" fo:font-size="12pt" fo:font-weight="normal" style:font-size-asian="12pt" style:font-weight-asian="normal" style:font-size-complex="12pt" style:font-weight-complex="normal"/>
    </style:style>
    <style:style style:name="T37"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38"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39" style:family="text">
      <style:text-properties style:text-underline-style="none"/>
    </style:style>
    <style:style style:name="T40" style:family="text">
      <style:text-properties style:font-name="Times" fo:font-size="12pt" fo:font-weight="normal" style:font-size-asian="12pt" style:font-weight-asian="normal" style:font-size-complex="12pt" style:font-weight-complex="normal"/>
    </style:style>
    <style:style style:name="T41" style:family="text">
      <style:text-properties fo:font-size="10.5pt"/>
    </style:style>
    <style:style style:name="T42" style:family="text">
      <style:text-properties fo:font-size="10.5pt" fo:font-style="italic" style:font-style-asian="italic" style:font-style-complex="italic"/>
    </style:style>
    <style:style style:name="T43" style:family="text">
      <style:text-properties style:font-name="TimesNewRomanPSMT" fo:font-size="12pt" style:font-name-asian="TimesNewRomanPSMT" style:font-size-asian="12pt" style:font-name-complex="TimesNewRomanPSMT" style:font-size-complex="12pt"/>
    </style:style>
    <style:style style:name="T44" style:family="text">
      <style:text-properties fo:font-size="14pt" style:font-size-asian="14pt" style:font-size-complex="14pt"/>
    </style:style>
    <style:style style:name="T45" style:family="text">
      <style:text-properties fo:color="#0000ff"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XCAT 2 on AIX</text:p>
      <text:p text:style-name="P31">Booting AIX diskless nodes </text:p>
      <text:p text:style-name="P53">Date: 10/10/2009</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71"><text:a xlink:type="simple" xlink:href="#1.Overview|outline">1.0 Overview<text:tab/>1</text:a></text:p>
          <text:p text:style-name="P71"><text:a xlink:type="simple" xlink:href="#2.Deploying AIX diskless nodes using xCAT|outline">2.0 Deploying AIX diskless nodes using xCAT<text:tab/>2</text:a></text:p>
          <text:p text:style-name="P72"><text:a xlink:type="simple" xlink:href="#2.1.Create a diskless image|outline">2.1 Create a diskless image<text:tab/>2</text:a></text:p>
          <text:p text:style-name="P72"><text:a xlink:type="simple" xlink:href="#2.2.Update the SPOT  (optional)|outline">2.2 Update the SPOT <text:s/>(optional)<text:tab/>3</text:a></text:p>
          <text:p text:style-name="P73"><text:a xlink:type="simple" xlink:href="#2.2.1.Updating a SPOT with SSH software|outline">2.2.1 Updating a SPOT with SSH software<text:tab/>4</text:a></text:p>
          <text:p text:style-name="P72"><text:a xlink:type="simple" xlink:href="#2.3.Define xCAT networks|outline">2.3 Define xCAT networks<text:tab/>5</text:a></text:p>
          <text:p text:style-name="P72"><text:a xlink:type="simple" xlink:href="#2.4.Create additional NIM network definitions (optional)  |outline">2.4 Create additional NIM network definitions (optional) <text:s/><text:tab/>5</text:a></text:p>
          <text:p text:style-name="P72"><text:a xlink:type="simple" xlink:href="#2.5.Define the HMC as an xCAT node|outline">2.5 Define the HMC as an xCAT node<text:tab/>7</text:a></text:p>
          <text:p text:style-name="P72"><text:a xlink:type="simple" xlink:href="#2.6.Discover the LPARs managed by the HMC|outline">2.6 Discover the LPARs managed by the HMC<text:tab/>7</text:a></text:p>
          <text:p text:style-name="P72"><text:a xlink:type="simple" xlink:href="#2.7.Define xCAT cluster nodes|outline">2.7 Define xCAT cluster nodes<text:tab/>7</text:a></text:p>
          <text:p text:style-name="P72"><text:a xlink:type="simple" xlink:href="#2.8.Add IP addresses and hostnames to /etc/hosts|outline">2.8 Add IP addresses and hostnames to /etc/hosts<text:tab/>8</text:a></text:p>
          <text:p text:style-name="P72"><text:a xlink:type="simple" xlink:href="#2.9.Create and define additional logical partitions (optional)|outline">2.9 Create and define additional logical partitions (optional)<text:tab/>8</text:a></text:p>
          <text:p text:style-name="P72"><text:a xlink:type="simple" xlink:href="#2.10.Gather MAC information for the boot adapters.|outline">2.10 Gather MAC information for the boot adapters.<text:tab/>8</text:a></text:p>
          <text:p text:style-name="P72"><text:a xlink:type="simple" xlink:href="#2.11.Define xCAT groups (optional)|outline">2.11 Define xCAT groups (optional)<text:tab/>9</text:a></text:p>
          <text:p text:style-name="P72"><text:a xlink:type="simple" xlink:href="#2.12. Set up post boot scripts (optional)|outline">2.12 <text:s/>Set up post boot scripts (optional)<text:tab/>10</text:a></text:p>
          <text:p text:style-name="P72"><text:a xlink:type="simple" xlink:href="#2.13.Verify the node definitions|outline">2.13 Verify the node definitions<text:tab/>11</text:a></text:p>
          <text:p text:style-name="P72"><text:a xlink:type="simple" xlink:href="#2.14.Initialize the AIX/NIM diskless nodes|outline">2.14 Initialize the AIX/NIM diskless nodes<text:tab/>11</text:a></text:p>
          <text:p text:style-name="P72"><text:a xlink:type="simple" xlink:href="#2.15.Verifying the node initialization before booting (optional)|outline">2.15 Verifying the node initialization before booting (optional)<text:tab/>12</text:a></text:p>
          <text:p text:style-name="P72"><text:a xlink:type="simple" xlink:href="#2.16.Open a remote console (optional)|outline">2.16 Open a remote console (optional)<text:tab/>12</text:a></text:p>
          <text:p text:style-name="P72"><text:a xlink:type="simple" xlink:href="#2.17.Initiate a network boot|outline">2.17 Initiate a network boot<text:tab/>12</text:a></text:p>
          <text:p text:style-name="P72"><text:a xlink:type="simple" xlink:href="#2.18.Verify the deployment|outline">2.18 Verify the deployment<text:tab/>13</text:a></text:p>
          <text:p text:style-name="P71"><text:a xlink:type="simple" xlink:href="#3.Special Cases|outline">3.0 Special Cases<text:tab/>13</text:a></text:p>
          <text:p text:style-name="P72"><text:a xlink:type="simple" xlink:href="#3.1.Using other NIM resources.|outline">3.1 Using other NIM resources.<text:tab/>13</text:a></text:p>
          <text:p text:style-name="P72"><text:a xlink:type="simple" xlink:href="#3.2.Booting a “dataless” node.|outline">3.2 Booting a “dataless” node.<text:tab/>14</text:a></text:p>
          <text:p text:style-name="P72"><text:a xlink:type="simple" xlink:href="#3.3.Specifying additional values for the NIM node initialization.|outline">3.3 Specifying additional values for the NIM node initialization.<text:tab/>14</text:a></text:p>
          <text:p text:style-name="P71"><text:a xlink:type="simple" xlink:href="#4.Cleanup|outline">4.0 Cleanup<text:tab/>15</text:a></text:p>
          <text:p text:style-name="P72"><text:a xlink:type="simple" xlink:href="#4.1.Removing NIM machine definitions|outline">4.1 Removing NIM machine definitions<text:tab/>15</text:a></text:p>
          <text:p text:style-name="P72"><text:a xlink:type="simple" xlink:href="#4.2.Removing NIM resources |outline">4.2 Removing NIM resources <text:tab/>15</text:a></text:p>
          <text:p text:style-name="P71"><text:a xlink:type="simple" xlink:href="#5.Notes|outline">5.0 Notes<text:tab/>16</text:a></text:p>
          <text:p text:style-name="P72"><text:a xlink:type="simple" xlink:href="#5.1.Terminology|outline">5.1 Terminology<text:tab/>16</text:a></text:p>
          <text:p text:style-name="P72"><text:a xlink:type="simple" xlink:href="#5.2.NIM diskless resources|outline">5.2 NIM diskless resources<text:tab/>17</text:a></text:p>
          <text:p text:style-name="P72"><text:a xlink:type="simple" xlink:href="#5.3.NIM Commands|outline">5.3 NIM Commands<text:tab/>18</text:a></text:p>
          <text:p text:style-name="P73"><text:a xlink:type="simple" xlink:href="#5.3.1.COSI commands|outline">5.3.1 COSI commands<text:tab/>18</text:a></text:p>
          <text:p text:style-name="P73"><text:a xlink:type="simple" xlink:href="#5.3.2.Thin server commands|outline">5.3.2 Thin server commands<text:tab/>19</text:a></text:p>
        </text:index-body>
      </text:table-of-content>
      <text:p text:style-name="P1"/>
      <text:h text:style-name="Heading_20_1" text:outline-level="1">Overview</text:h>
      <text:p text:style-name="P68">This “How-To” describes how AIX diskless nodes can be deployed and updated using xCAT and AIX/NIM commands. <text:s text:c="2"/></text:p>
      <text:p text:style-name="P68"><text:soft-page-break/>NIM (Network Installation Management) is an AIX tool that enables a cluster administrator to centrally manage the installation and configuration of AIX and optional software on machines within a networked environment. <text:s/>This document assumes you are somewhat familiar with NIM. <text:s/>For more information about NIM, see the IBM AIX Installation Guide and Reference. (<text:a xlink:type="simple" xlink:href="http://www-03.ibm.com/servers/aix/library/index.html">http://www-03.ibm.com/servers/aix/library/index.html</text:a>)</text:p>
      <text:p text:style-name="Text_20_body">The process described below is one basic set of steps that may be used to boot AIX diskless nodes and is not meant to be a comprehensive guide of all the available xCAT or NIM options. </text:p>
      <text:p text:style-name="Text_20_body"><text:span text:style-name="T3">Before starting this process it is assumed you have completed the following</text:span>.</text:p>
      <text:list text:style-name="WW8Num24">
        <text:list-item>
          <text:p text:style-name="P117">An AIX system has been installed to use as an xCAT management node.</text:p>
        </text:list-item>
        <text:list-item>
          <text:p text:style-name="P117">xCAT and prerequisite software has been installed on the management node.</text:p>
        </text:list-item>
        <text:list-item>
          <text:p text:style-name="P117">The xCAT management node has been configured.</text:p>
        </text:list-item>
        <text:list-item>
          <text:p text:style-name="P117">One or more LPARs have already been created using the HMC interfaces. <text:s/></text:p>
        </text:list-item>
        <text:list-item>
          <text:p text:style-name="P117">The cluster management network has been set up. <text:s/>(The Ethernet network that will be used to do the network installation of the cluster nodes.) <text:s/></text:p>
        </text:list-item>
      </text:list>
      <text:h text:style-name="Heading_20_1" text:outline-level="1">Deploying AIX diskless nodes using xCAT</text:h>
      <text:h text:style-name="Heading_20_2" text:outline-level="2">Create a diskless image</text:h>
      <text:p text:style-name="P10">In order to boot a diskless AIX node using xCAT and NIM you must create an xCAT <text:span text:style-name="T6">osimage</text:span> definition as well as several NIM resources.</text:p>
      <text:p text:style-name="P10">The <text:span text:style-name="T3">mknimimage</text:span> will handle all the NIM setup as well as the creation of the xCAT <text:span text:style-name="T6">osimage</text:span> definition. <text:s/>It will not attempt to reinstall or reconfigure NIM if that process has already been completed. <text:s/>See the <text:span text:style-name="T3">mknimimage man</text:span> page for additional details.</text:p>
      <text:p text:style-name="P10"><text:span text:style-name="T3">Note:</text:span> If you wish to install and configure NIM manually you can run the AIX <text:span text:style-name="T3">nim_master_setup</text:span> command (Ex. “<text:span text:style-name="T6">nim_master_setup -a mk_resource=no -a device=&lt;source directory&gt;</text:span>"). </text:p>
      <text:p text:style-name="P10">By default, the <text:span text:style-name="T3">mknimimage</text:span> command will create the NIM resources in subdirectories of <text:s/>/install. <text:s text:c="2"/>Some of the NIM resources are quite large (1-2G) so it may be necessary to increase the files size limit. </text:p>
      <text:p text:style-name="P10">For example, to set the file size limit to “unlimited” for the user “root” you could run the following command.</text:p>
      <text:p text:style-name="P10"><text:tab/><text:span text:style-name="T9">/usr/bin/chuser fsize=-1 root</text:span></text:p>
      <text:p text:style-name="P10"><text:span text:style-name="T23">There are several NIM resources that must be created in order to deploy a diskless node. The main resource is the NIM SPOT (Shared Product Object Tree). <text:s/>An AIX diskless image is essentially a SPOT. <text:s/>It</text:span><text:span text:style-name="T21"> </text:span>provides a <text:span text:style-name="Strong_20_Emphasis">/usr</text:span> file system for diskless nodes and a root directory whose contents will be used for the initial diskless nodes root directory. It also provides network boot support. <text:s/></text:p>
      <text:p text:style-name="P10">When you run the command you must provide a source for the installable images. <text:s/>This could be the AIX product media, a directory containing the AIX images, <text:s/>or the name of an existing NIM <text:span text:style-name="T6">lpp_source</text:span> resource. <text:s/>You must also provide a name for <text:soft-page-break/>the <text:span text:style-name="T6">osimage</text:span> you wish to create. <text:s/>This name will be used for the NIM SPOT resource that is created as well as the name of the xCAT <text:span text:style-name="T6">osimage</text:span> definition. The naming convention for the other NIM resources that are created is the <text:span text:style-name="T6">osimage</text:span> name followed by the NIM resource type, (ex. “ <text:span text:style-name="T6">61cosi_lpp_source</text:span><text:span text:style-name="T21">”). </text:span></text:p>
      <text:p text:style-name="P10">For example, to create a diskless image called “<text:span text:style-name="T6">61cosi</text:span>” using the images contained in the <text:span text:style-name="T6">/myimages</text:span> directory you could issue the following command.</text:p>
      <text:p text:style-name="P10"><text:tab/><text:span text:style-name="T18">mknimimage -t diskless -s /myimages 61cosi</text:span></text:p>
      <text:p text:style-name="P10">(Note that this operation could take a while to complete!)</text:p>
      <text:p text:style-name="P10"><text:span text:style-name="T3">Note</text:span>: <text:s/>To populate the <text:span text:style-name="T6">/myimages</text:span> directory you could copy the software from the AIX product media using the AIX gencopy command. <text:s/>For example you could run “<text:span text:style-name="T6">gencopy -U -X -d <text:s/>/dev/cd0 -t <text:s/>/myimages all</text:span>".</text:p>
      <text:p text:style-name="P10">The command will display a summary of what was created when it completes.</text:p>
      <text:p text:style-name="P10">The NIM resources will be created in a subdirectory of <text:span text:style-name="T4">/install/nim </text:span><text:span text:style-name="T21">by default.</text:span> <text:s/>You can use the “-l” option to specify a different location.</text:p>
      <text:p text:style-name="P10">You can also specify alternate or additional resources on the command line using the “attr=value” option, (“&lt;nim resource type&gt;=&lt;resource name&gt;”). <text:s/>For example, if you want to include a “<text:span text:style-name="T6">resolv_conf</text:span>” <text:s/>resource named “<text:span text:style-name="T6">61cosi_resolv_conf” </text:span><text:span text:style-name="T21">you could run the command as follows. <text:s/></text:span></text:p>
      <text:p text:style-name="P20"><text:tab/>mknimimage -t diskless -s /dev/cd0 61cosi resolv_conf=61cosi_resolv_conf</text:p>
      <text:p text:style-name="P10"><text:span text:style-name="T3">Any additional NIM resources specified on the command line must be previously created using NIM interfaces. </text:span><text:s/>(Which means NIM must already have been configured previously. )</text:p>
      <text:p text:style-name="P30"><text:span text:style-name="T3">Note</text:span>: <text:s text:c="2"/>Another alternative is to run <text:span text:style-name="T3">mknimimage</text:span> without the additional resources and then simply add them to the xCAT <text:span text:style-name="T6">osimage</text:span> definition later. <text:s/>You can add or change the <text:span text:style-name="T6">osimage</text:span> definition at any time. <text:s/>When you initialize and install the nodes xCAT will use whatever resources are specified in the <text:span text:style-name="T6">osimage</text:span> definition.</text:p>
      <text:p text:style-name="P30">The xCAT <text:span text:style-name="T6">osimage</text:span> definition can be listed using the <text:span text:style-name="T3">lsdef</text:span> command, modified using the <text:span text:style-name="T3">chdef</text:span> command and removed using the <text:span text:style-name="T3">rmnimimage</text:span> command. <text:s/>See the <text:span text:style-name="T3">man</text:span> pages for details.</text:p>
      <text:p text:style-name="P30">To get details for the NIM resource definitions use the AIX <text:span text:style-name="T3">lsnim</text:span> command. For example, if the name of your SPOT resource is "<text:span text:style-name="T6">61cosi</text:span>" then you could get the details by running: <text:s text:c="2"/></text:p>
      <text:p text:style-name="P30"><text:tab/><text:span text:style-name="T18">lsnim -l 61cosi</text:span></text:p>
      <text:p text:style-name="P30">To see the actual contents of a NIM resource use "<text:span text:style-name="T6">nim -o showres &lt;resource name&gt;</text:span>". <text:s/>For example, to get a list of the software installed in your SPOT you could run:</text:p>
      <text:p text:style-name="P30"><text:s text:c="8"/><text:tab/><text:span text:style-name="T18">nim -o showres <text:s/>61cosi</text:span></text:p>
      <text:h text:style-name="Heading_20_2" text:outline-level="2">Update the SPOT</text:h>
      <text:list text:style-name="WW8Num18">
        <text:list-item>
          <text:list>
            <text:list-header>
              <text:p text:style-name="P79">The SPOT created in the previous step should be considered the basic <text:span text:style-name="T20">minimal</text:span> diskless AIX operating system image. <text:s/>It does not contain all the software that would <text:soft-page-break/>normally be installed as part of AIX, if you were installing a standalone <text:s/>system from the AIX product media. (The “nim -o showres ...” command mentioned above will display what software is contained in the SPOT.)</text:p>
            </text:list-header>
          </text:list>
        </text:list-item>
      </text:list>
      <text:p text:style-name="P12">You must install any additional software you need and make any customizations to the image before you boot the nodes.</text:p>
      <text:p text:style-name="P12">It would also be good to add other configuration files such as <text:s/>/etc/passwd etc. <text:s/>These files will be then be available to every node that boots with this image.</text:p>
      <text:p text:style-name="P12"><text:span text:style-name="T3">Note</text:span>: Starting with the xCAT 2.3 release you will be able to use the <text:span text:style-name="T3">mknimimage</text:span> “-u” option to automatically update the diskless image (SPOT). <text:s text:c="2"/>See the <text:span text:style-name="T3">mknimimage <text:s/></text:span>man page for more details.</text:p>
      <text:p text:style-name="P12">For more information on updating a diskless image see the document <text:s/>called “<text:span text:style-name="T40">Updating AIX cluster nodes” (</text:span><text:a xlink:type="simple" xlink:href="https://xcat.svn.sourceforge.net/svnroot/xcat/xcat-core/trunk/xCAT-client/share/doc/xCAT2onAIXUpdates.odt">https://xcat.svn.sourceforge.net/svnroot/xcat/xcat-core/trunk/xCAT-client/share/doc/xCAT2onAIXUpdates.odt</text:a><text:a xlink:type="simple" xlink:href="https://xcat.svn.sourceforge.net/svnroot/xcat/xcat-core/trunk/xCAT-client/share/doc/xCAT2onAIXUpdates.odt">)</text:a></text:p>
      <text:p text:style-name="P12">See the section titled “Updating diskless nodes”</text:p>
      <text:h text:style-name="Heading_20_3" text:outline-level="3">Updating a SPOT with SSH software</text:h>
      <text:p text:style-name="P12">You will have to install <text:span text:style-name="T6">openssl</text:span> and <text:span text:style-name="T6">openssh</text:span> along with several additional requisite software packages.</text:p>
      <text:p text:style-name="P12">To help facilitate this task xCAT ships two AIX installp_bundle files. <text:s/>They are called <text:s/><text:span text:style-name="T43">xCATaixSSL.bnd and <text:s/>xCATaixSSH.bnd, and they are included in the xCAT tar file.</text:span></text:p>
      <text:p text:style-name="P13">The basic process is:</text:p>
      <text:list text:style-name="L1">
        <text:list-item>
          <text:p text:style-name="P84">Copy the required software to the lpp_source resource that you used to create your SPOT.</text:p>
        </text:list-item>
        <text:list-item>
          <text:p text:style-name="P86">Install the software in the SPOT.</text:p>
        </text:list-item>
      </text:list>
      <text:p text:style-name="P14">Copy the software.</text:p>
      <text:p text:style-name="P12">You will need the openssl and openssh packages that you installed on the management server earlier in this process. <text:s/>You will also need some prerequisite RPM packages that were included in the xCAT dependency tar file. <text:s/>The easiest way to copy the software to the correct locations is to use the “nim -o update ..” command. <text:s/>Just <text:s/>provide the directory that contains your software and the NIM lpp_source resource name. <text:s/>(ie. “61cosi_lpp_source”).</text:p>
      <text:p text:style-name="P12">For example:</text:p>
      <text:p text:style-name="P15"><text:tab/><text:span text:style-name="T3">nim -o update -a packages=all -a source=/tmp/myimages <text:s/><text:tab/><text:tab/><text:tab/><text:tab/><text:tab/>61cosi_lpp_source</text:span></text:p>
      <text:p text:style-name="P17">Install the software into the SPOT.</text:p>
      <text:p text:style-name="P55">To install additional software in the SPOT you can use the “nim -o cust” command. <text:s/></text:p>
      <text:p text:style-name="P55">To use the bundle files with this command you must first define them as NIM resources. <text:s/></text:p>
      <text:p text:style-name="Text_20_body"><text:soft-page-break/>Copy the bundle files ( <text:span text:style-name="T43">xCATaixSN.bnd and xCATaixSSH.bnd) to a location where they can be defined as a NIM resource, for example “/install/nim/installp_bundle”.</text:span></text:p>
      <text:p text:style-name="P62">To define the NIM resources you can run the following commands.<text:tab/></text:p>
      <text:p text:style-name="P45">nim -o define -t installp_bundle -a server=master -a location= <text:tab/>/install/nim/installp_bundle/xCATaixSSL.bnd <text:s/>xCATaixSSL</text:p>
      <text:p text:style-name="P45">nim -o define -t installp_bundle -a server=master -a location= <text:tab/>/install/nim/installp_bundle/xCATaixSSH.bnd <text:s/>xCATaixSSH</text:p>
      <text:p text:style-name="P12"><text:span text:style-name="T3">Note</text:span>: You cannot update a SPOT that is currently allocated. <text:s/><text:span text:style-name="T39">To check to see if the SPOT is allocated you could run the following command.</text:span></text:p>
      <text:p text:style-name="P16"><text:tab/>lsnim -l &lt;spot name&gt;</text:p>
      <text:p text:style-name="P18">Run the “nim -o cust ...” <text:s/>command to install the software in the SPOT.</text:p>
      <text:p text:style-name="P12"><text:span text:style-name="T6"><text:tab/></text:span><text:span text:style-name="T9">nim -o cust -a lpp_source= 61cosi_lpp_source -a installp_flags=agcXY -a <text:tab/><text:tab/>installp_bundle=xCATaixSSL 61cosi</text:span></text:p>
      <text:p text:style-name="P12"><text:tab/><text:span text:style-name="T9">nim -o cust -a lpp_source= 61cosi_lpp_source -a installp_flags=agcXY -a <text:tab/><text:tab/>installp_bundle=xCATaixSSH 61cosi</text:span></text:p>
      <text:p text:style-name="P18">Refer to the NIM documentation for more information on how to use the NIM commands mentioned above.</text:p>
      <text:p text:style-name="P18"><text:span text:style-name="T3">Note: </text:span><text:s/>Although it is not required it would be good to add the xCATaixSSL and <text:s/>xCATaixSSH bundle names to the xCAT osimage definition. <text:s/>This is a way to have a record of what additional software has been installed in the SPOT. <text:s/>For example:</text:p>
      <text:p text:style-name="P10"><text:span text:style-name="T28"><text:tab/></text:span><text:span text:style-name="T9">chdef -t osimage -o 610SNimage <text:s/><text:tab/><text:tab/><text:tab/><text:tab/><text:tab/><text:tab/><text:tab/><text:tab/><text:tab/>installp_bundle=”xCATaixSSL,xCATaixSSH”</text:span></text:p>
      <text:h text:style-name="Heading_20_2" text:outline-level="2">Define xCAT networks</text:h>
      <text:p text:style-name="P10">Create a network definition for each network that contains cluster nodes. <text:s/>You will need a name for the network and values for the following attributes.</text:p>
      <text:p text:style-name="P5"><text:tab/><text:span text:style-name="T3">net</text:span> <text:s text:c="11"/>The network address.</text:p>
      <text:p text:style-name="P5"><text:tab/><text:span text:style-name="T3">mask</text:span> <text:s text:c="7"/>The network mask.</text:p>
      <text:p text:style-name="P5"><text:tab/><text:span text:style-name="T3">gateway</text:span> <text:s text:c="3"/>The network gateway.</text:p>
      <text:p text:style-name="P33"/>
      <text:p text:style-name="P5">This “How-To” assumes that all the cluster node management interfaces and the xCAT management node interface are on the same network. You can use the xCAT <text:span text:style-name="T3">mkdef</text:span> command to define the network. </text:p>
      <text:p text:style-name="P5"/>
      <text:p text:style-name="P5">For example:</text:p>
      <text:p text:style-name="P5"/>
      <text:p text:style-name="P5"><text:tab/><text:span text:style-name="T18">mkdef -t network -o net1 net=9.114.113.0 mask=255.255.255.224 <text:tab/><text:tab/><text:tab/><text:tab/>gateway=9.114.113.254</text:span></text:p>
      <text:p text:style-name="P37"/>
      <text:list text:style-name="WW8Num18" text:continue-numbering="true">
        <text:list-item>
          <text:list text:continue-numbering="true">
            <text:list-header>
              <text:p text:style-name="P81"><text:span text:style-name="T3">Note</text:span>: <text:s/>NIM also requires network definitions. <text:s/>When NIM was configured in an earlier step the default NIM master network definition was created. <text:s/>The NIM <text:soft-page-break/>definition should match the one you create for xCAT. <text:s/>If multiple cluster subnets are needed then you will need an xCAT and NIM network definition for each one. <text:s/>A future xCAT enhancement will simplify this by automatically creating NIM network definitions based on the xCAT definitions.</text:p>
            </text:list-header>
          </text:list>
        </text:list-item>
      </text:list>
      <text:p text:style-name="Standard"/>
      <text:h text:style-name="Heading_20_2" text:outline-level="2">Create additional NIM network definitions (optional) <text:s/></text:h>
      <text:p text:style-name="Standard"/>
      <text:p text:style-name="P24">For the processs described in this document we are assuming that the xCAT management node and the LPARs are all on the same network. <text:s/></text:p>
      <text:p text:style-name="P25">However, depending on your specific situation, you may need to create additional NIM network and route definitions. </text:p>
      <text:p text:style-name="P25">NIM network definitions represent the networks used in the NIM environment. When you configure NIM, the primary network associated with the NIM master is automatically defined. <text:s/>You need to define additional networks only if there are nodes that reside on other local area networks or subnets. If the physical network is changed in any way, the NIM network definitions need to be modified. </text:p>
      <text:p text:style-name="P25">The following is an example of how to define a new NIM network using the NIM command line interface. <text:s/></text:p>
      <text:p text:style-name="P26">Step 1</text:p>
      <text:p text:style-name="P25">Create a NIM network definition. <text:s/>Assume the NIM name for the new network is “clstr_net”, the network address is “10.0.0.0”, the network mask is “255.0.0.0”, and the default gateway is “10.0.0.247”.</text:p>
      <text:p text:style-name="P52">nim -o define -t ent -a net_addr=10.0.0.0 -a snm=255.0.0.0 -a <text:tab/>routing1='default 10.0.0.247' clstr_net</text:p>
      <text:p text:style-name="P26">Step 2</text:p>
      <text:p text:style-name="P25">Create a new interface entry for the NIM “master” definition. <text:s/>Assume that the next available interface index is “2” and the hostname of the NIM master is “xcataixmn”. This must be the hostname of the management node interface that is connected to the “clstr_net” network.</text:p>
      <text:p text:style-name="P27"><text:tab/>nim -o change -a if2='clstr_net xcataixmn 0' -a cable_type2=N/A master</text:p>
      <text:p text:style-name="P28">Step 3</text:p>
      <text:p text:style-name="P29">Create routing information so that NIM knows how to get from one network to the other. <text:s text:c="2"/>Assume the next available routing index is “2”, and the IP address of the NIM master on the “master_net” network is “8.124.37.24”. <text:s text:c="2"/>Assume the IP address on the NIM master on the “clstr_net” network is “ 10.0.0.241”. <text:s/>This command will set the route from “master_net” to “clstr_net” to be “ 10.0.0.241” <text:s/>and it will set the route from “clstr_net” to “master_net” to be “8.124.37.24”.</text:p>
      <text:p text:style-name="P27"><text:tab/>nim -o change -a routing2='master_net 10.0.0.241 8.124.37.24' <text:tab/><text:tab/><text:tab/>clstr_net</text:p>
      <text:p text:style-name="P26">Step 4</text:p>
      <text:p text:style-name="P55"><text:soft-page-break/>Verify the definitions by running the following commands.</text:p>
      <text:p text:style-name="P42">lsnim -l master</text:p>
      <text:p text:style-name="P42">lsnim -l master_net</text:p>
      <text:p text:style-name="P42">lsnim -l clstr_net</text:p>
      <text:p text:style-name="P24"/>
      <text:p text:style-name="P24">See the NIM documentation for details on creating additional network and route definitions.<text:span text:style-name="T13"> <text:s/>(</text:span><text:span text:style-name="HTML_20_Cite"><text:span text:style-name="T14">IBM AIX Installation Guide and Reference</text:span></text:span><text:span text:style-name="T13">. </text:span><text:a xlink:type="simple" xlink:href="http://www-03.ibm.com/servers/aix/library/index.html"><text:span text:style-name="nobr"><text:span text:style-name="T13">http://www-03.ibm.com/servers/aix/library/index.html</text:span></text:span></text:a><text:span text:style-name="T13">)</text:span></text:p>
      <text:h text:style-name="Heading_20_2" text:outline-level="2">Define the HMC as an xCAT node</text:h>
      <text:p text:style-name="P23">The xCAT hardware control support requires that the hardware control point for the nodes also be defined as a cluster node.</text:p>
      <text:p text:style-name="P23">The following command will create an xCAT node definition for an HMC with a host name of “<text:span text:style-name="T5">hmc01</text:span>”. <text:s text:c="3"/>The <text:span text:style-name="T5">groups, nodetype, mgt, username</text:span>, and <text:span text:style-name="T5">password</text:span> attributes <text:span text:style-name="T3">must</text:span> be set.</text:p>
      <text:p text:style-name="P51">mkdef –t node –o hmc01 groups=”all” <text:s/>nodetype=hmc <text:s/>mgt=hmc <text:s/><text:tab/>username=hscroot <text:s/>password=abc123</text:p>
      <text:h text:style-name="Heading_20_2" text:outline-level="2">Discover the LPARs managed by the HMC</text:h>
      <text:p text:style-name="P23">This step assumes that the LPARs were already created using the standard HMC interfaces. </text:p>
      <text:p text:style-name="P23">Use the xCAT <text:span text:style-name="T2">rscan</text:span> command to gather the LPAR information. <text:s/>In this example we will use the “-z” option to create a stanza file that contains the information gathered by <text:span text:style-name="T2">rscan</text:span> as well as some default values that could be used for the node definitions.</text:p>
      <text:p text:style-name="P23">To write the stanza format output of <text:span text:style-name="T2">rscan</text:span> to a file called “<text:span text:style-name="T5">mystanzafile”</text:span> run the following command.</text:p>
      <text:p text:style-name="P23"><text:tab/><text:span text:style-name="T19">rscan –z hmc01 &gt; mystanzafile</text:span></text:p>
      <text:p text:style-name="P23">This file can then be checked and modified as needed. <text:s/>For example you may need to add a different name for the node definition or add additional attributes and values etc. <text:s/></text:p>
      <text:p text:style-name="P23"><text:span text:style-name="T2">Note</text:span>: The stanza file will contain stanzas for objects other than the LPARs. <text:s/>This information must also be defined in the xCAT database. <text:s/>It is not necessary to modify the non-LPAR stanzas in any way.</text:p>
      <text:h text:style-name="Heading_20_2" text:outline-level="2">Define xCAT cluster nodes</text:h>
      <text:list text:style-name="WW8Num2">
        <text:list-header>
          <text:p text:style-name="P63">The information gathered by the <text:span text:style-name="T2">rscan </text:span>command can be used to create xCAT node definitions.</text:p>
          <text:p text:style-name="P63"/>
          <text:p text:style-name="P63">Since we have put all the node information in a stanza file we can now pass the contents of the file to the <text:span text:style-name="T2">mkdef</text:span> command to add the definitions to the database.</text:p>
          <text:p text:style-name="P63"/>
          <text:p text:style-name="P63"><text:soft-page-break/><text:tab/><text:span text:style-name="T19">cat mystanzafile | mkdef –z</text:span></text:p>
        </text:list-header>
      </text:list>
      <text:p text:style-name="P9">You can use the xCAT <text:span text:style-name="T3">lsdef</text:span> command to check the definitions (ex. “<text:span text:style-name="T5">lsdef –l node01</text:span>”). <text:s text:c="2"/>After the node has been defined you can use the <text:span text:style-name="T2">chdef</text:span> command to make any additional updates to the definitions, if needed.</text:p>
      <text:h text:style-name="Heading_20_2" text:outline-level="2">Add IP addresses and hostnames to /etc/hosts</text:h>
      <text:p text:style-name="Standard"/>
      <text:p text:style-name="Standard"><text:span text:style-name="T22">Make sure all node hostnames are added to /etc/hosts. <text:s/>Refer to the <text:s/>section titled “Add cluster nodes to the /etc/hosts file” in the following document for details. </text:span><text:a xlink:type="simple" xlink:href="https://xcat.svn.sourceforge.net/svnroot/xcat/xcat-core/trunk/xCAT-client/share/doc/xCAT2onAIX.odt"><text:span text:style-name="_20_Char"><text:span text:style-name="T45">(https://xcat.svn.sourceforge.net/svnroot/xcat/xcat-core/trunk/xCAT-client/share/doc/xCAT2onAIX.odt )</text:span></text:span></text:a></text:p>
      <text:p text:style-name="Standard"/>
      <text:h text:style-name="Heading_20_2" text:outline-level="2">Create and define additional logical partitions (optional)</text:h>
      <text:p text:style-name="Standard"/>
      <text:p text:style-name="Standard">You can use the xCAT <text:span text:style-name="T3">mkvm</text:span> command to create additional logical partitions for <text:s/>diskless nodes in some cases.</text:p>
      <text:p text:style-name="Standard"/>
      <text:p text:style-name="Standard">This command can be used to create new partitions based on an existing partition or it can replicate the partitions from a source CEC to a destination CEC.</text:p>
      <text:p text:style-name="Standard"/>
      <text:p text:style-name="Standard">The first form of the <text:span text:style-name="T3">mkvm</text:span> command creates new partition(s) with the same profile/resources as the partition specified on the command line. The starting numeric partition number and the <text:span text:style-name="T6">noderange</text:span> for the newly created partitions must also be provided. The LHEA port numbers and the HCA index numbers will be automatically increased if they are defined in the source partition.</text:p>
      <text:p text:style-name="Standard"/>
      <text:p text:style-name="Standard">The second form of this command duplicates all the partitions from the specified source CEC to the destination CEC. The source and destination CECs can be managed by different HMCs.</text:p>
      <text:p text:style-name="Standard"/>
      <text:p text:style-name="Standard">The nodes in the <text:span text:style-name="T6">noderange</text:span> <text:s/>must already be defined in the xCAT database. <text:s/>The “mgt” attribute of the node definitions must be set to “hmc”.</text:p>
      <text:p text:style-name="Standard"/>
      <text:p text:style-name="Standard">For example, to create a set of new nodes. (The “groups” attribute is required.)</text:p>
      <text:p text:style-name="Standard"/>
      <text:p text:style-name="Standard"><text:tab/><text:span text:style-name="T6">mkdef -t node -o clstrn04-clstrn10 groups=all,aixnodes mgt=hmc</text:span></text:p>
      <text:p text:style-name="Standard"><text:s text:c="10"/></text:p>
      <text:p text:style-name="Standard">To create several new partitions based on the partition for node clstrn01.</text:p>
      <text:p text:style-name="Standard"/>
      <text:p text:style-name="P47">mkvm -V clstn01 -i 4 -n clstrn04-clstrn10</text:p>
      <text:p text:style-name="Standard"/>
      <text:p text:style-name="Standard">See the <text:span text:style-name="T3">mkvm</text:span> man page for more details.</text:p>
      <text:h text:style-name="Heading_20_2" text:outline-level="2"><text:soft-page-break/>Gather MAC information for the boot adapters.</text:h>
      <text:p text:style-name="P9">Use the xCAT <text:span text:style-name="T3">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20">If <text:s/>there are multiple adapters the first one will be written to the database and used as the install adapter for that node.</text:span> </text:p>
      <text:p text:style-name="P9">The command can also be used to do a ping test on the adapter interfaces to determine which ones could be used to perform the network boot. <text:s/>I<text:span text:style-name="T20">n this case the </text:span><text:span text:style-name="T20">first adapter that can be successfully used to ping the server will be written to the database.</text:span></text:p>
      <text:p text:style-name="P9">Before running <text:span text:style-name="T3">getmacs</text:span> you must first run the <text:span text:style-name="T3">makeconservercf </text:span><text:span text:style-name="T22">command</text:span>. <text:s/>You need to run <text:span text:style-name="T3">makeconservercf</text:span> any time you add new nodes to the cluster.</text:p>
      <text:p text:style-name="P9"><text:span text:style-name="T39"><text:tab/> </text:span>makeconservercf</text:p>
      <text:p text:style-name="P9">To retrieve the MAC address for all the nodes in the group “<text:span text:style-name="T6">aixnodes</text:span>” and write the first adapter MAC to the xCAT database you could issue the following command.</text:p>
      <text:p text:style-name="P69"><text:tab/><text:span text:style-name="T8">getmacs aixnodes</text:span></text:p>
      <text:p text:style-name="P70">To display all adapter information but not write anything to the database.</text:p>
      <text:p text:style-name="P70"><text:tab/><text:span text:style-name="T9">getmacs -d <text:s/>aixnodes</text:span></text:p>
      <text:p text:style-name="P9">To retrieve the MAC address and do a ping test to determine which adapter MAC to use for the node you could issue the following command. <text:s/>(The ping operation may take a while to complete.)</text:p>
      <text:p text:style-name="P69"><text:tab/><text:span text:style-name="T9">getmacs -d aixnodes -S 10.14.0.2 -G 10.14.0.2 -C 10.14.0.4</text:span></text:p>
      <text:p text:style-name="P69">The output would be similar to the following.</text:p>
      <text:p text:style-name="P60"># Type <text:s text:c="2"/>Location Code <text:s text:c="2"/>MAC Address <text:s/>Full Path Name <text:s/>Ping Result <text:s/>Device Type</text:p>
      <text:p text:style-name="Text_20_body"><text:span text:style-name="T42">ent U9125.F2A.024C362-V6-C2-T1 fef9dfb7</text:span><text:span text:style-name="T30">c602 </text:span><text:a xlink:type="simple" xlink:href="/vdevice/l-lan@30000002"><text:span text:style-name="T25">/vdevice/l-lan@30000002</text:span></text:a><text:span text:style-name="T30"> <text:s/>successfu</text:span><text:span text:style-name="T31">l</text:span><text:span text:style-name="T42"> virtual</text:span></text:p>
      <text:p text:style-name="P60">ent U9125.F2A.024C362-V6-C3-T1 fef9dfb7c603 /vdevice/l-lan@30000003 unsuccessful virtual</text:p>
      <text:p text:style-name="P61">From this result you can see that “ <text:span text:style-name="T42">fef9dfb7c602</text:span><text:span text:style-name="T41">” should be used for this nodes MAC address.</text:span></text:p>
      <text:p text:style-name="Text_20_body">For more information on using the <text:span text:style-name="T3">getmacs</text:span> command see the man page.</text:p>
      <text:p text:style-name="P56">To add the MAC value to the node definition you can use the <text:span text:style-name="T3">chdef</text:span> command. <text:s/>For example:</text:p>
      <text:p text:style-name="P15"><text:soft-page-break/><text:tab/>chdef -t node node01 mac=fef9dfb7c603</text:p>
      <text:h text:style-name="P6" text:outline-level="2">Define xCAT groups (optional)</text:h>
      <text:p text:style-name="P3">XCAT supports both <text:span text:style-name="T6">static</text:span> and <text:span text:style-name="T6">dynamic</text:span> node groups. <text:s/>See the section titled “xCAT node group support” in the “<text:span text:style-name="T36">xCAT2 Top Doc” document for details on using xCAT </text:span><text:span text:style-name="T36">groups. ( </text:span><text:a xlink:type="simple" xlink:href="https://xcat.svn.sourceforge.net/svnroot/xcat/xcat-core/trunk/xCAT-client/share/doc/xCAT2top.odt"><text:span text:style-name="T36">https://xcat.svn.sourceforge.net/svnroot/xcat/xcat-core/trunk/xCAT-client/share/doc/xCAT2top.odt</text:span></text:a><text:span text:style-name="T36">)</text:span></text:p>
      <text:p text:style-name="P74"/>
      <text:p text:style-name="P65"><text:span text:style-name="T37"><text:tab/><text:tab/>Note: <text:s/>The </text:span><text:span text:style-name="T38">dynamic</text:span><text:span text:style-name="T37"> node group support is only available in xCAT 2.3 and beyond.</text:span></text:p>
      <text:h text:style-name="Heading_20_2" text:outline-level="2"><text:span text:style-name="_20_Char"><text:s/></text:span><text:span text:style-name="_20_Char"><text:span text:style-name="T32">Set up post boot scripts (optional)</text:span></text:span></text:h>
      <text:list text:style-name="L2">
        <text:list-header>
          <text:p text:style-name="P75"><text:span text:style-name="_20_Char"><text:span text:style-name="T23"/></text:span></text:p>
        </text:list-header>
      </text:list>
      <text:p text:style-name="Standard"><text:span text:style-name="_20_Char"><text:span text:style-name="T23">xCAT supports the running of user-provided customization scripts on the nodes when they are deployed. <text:s text:c="2"/>For diskless nodes these scripts are run when the /etc/inittab file is processed during the node boot up. <text:s/></text:span></text:span></text:p>
      <text:p text:style-name="Standard"><text:span text:style-name="_20_Char"><text:span text:style-name="T23"/></text:span></text:p>
      <text:p text:style-name="Standard"><text:span text:style-name="_20_Char"><text:span text:style-name="T23">To have your script run on the nodes:</text:span></text:span></text:p>
      <text:list text:style-name="L3">
        <text:list-item>
          <text:p text:style-name="P76"><text:span text:style-name="_20_Char"><text:span text:style-name="T23">Put a copy of your script in /install/postscripts on the xCAT management node. <text:s/>(Make sure it is executable.)</text:span></text:span></text:p>
        </text:list-item>
        <text:list-item>
          <text:p text:style-name="P76"><text:span text:style-name="_20_Char"><text:span text:style-name="T23">Set the “postscripts” attribute of the node or group definition to include the comma separated list of the scripts that you want to be executed on the nodes. For example, if you want to have your two scripts called “foo” and “bar” run on node “node01” you could use the chdef command as follows.</text:span></text:span></text:p>
        </text:list-item>
      </text:list>
      <text:p text:style-name="Standard"><text:span text:style-name="_20_Char"><text:span text:style-name="T23"/></text:span></text:p>
      <text:p text:style-name="Standard"><text:span text:style-name="_20_Char"><text:span text:style-name="T23"><text:tab/><text:tab/></text:span></text:span><text:span text:style-name="_20_Char"><text:span text:style-name="T24">chdef -t node -o node01 postscripts=foo,bar</text:span></text:span></text:p>
      <text:p text:style-name="Standard"><text:span text:style-name="_20_Char"><text:span text:style-name="T24"/></text:span></text:p>
      <text:p text:style-name="P46"><text:span text:style-name="_20_Char"><text:span text:style-name="T27">The order of the scripts in the list determines the order in which they will be run.</text:span></text:span></text:p>
      <text:p text:style-name="Standard"><text:span text:style-name="_20_Char"><text:span text:style-name="T23"/></text:span></text:p>
      <text:p text:style-name="Standard"><text:span text:style-name="_20_Char"><text:span text:style-name="T23">XCAT also runs some scripts to do default node configuration. <text:s/>You can see what scripts xCAT will run by looking at the “xcatdefaults” entry in the xCAT “postscripts” database table. ( I.e. Run “tabdump postscripts”.). <text:s/>You can change the default setting by using the xCAT </text:span></text:span><text:span text:style-name="_20_Char"><text:span text:style-name="T29">chtab</text:span></text:span><text:span text:style-name="_20_Char"><text:span text:style-name="T23"> or </text:span></text:span><text:span text:style-name="_20_Char"><text:span text:style-name="T29">tabedit</text:span></text:span><text:span text:style-name="_20_Char"><text:span text:style-name="T23"> command.</text:span></text:span></text:p>
      <text:p text:style-name="Standard"><text:span text:style-name="_20_Char"><text:span text:style-name="T44"/></text:span></text:p>
      <text:h text:style-name="Heading_20_2" text:outline-level="2"><text:span text:style-name="_20_Char"><text:span text:style-name="T44">Verify the node definitions</text:span></text:span></text:h>
      <text:p text:style-name="P9">Verify that the node definitions include the required information.</text:p>
      <text:p text:style-name="P9">To get a listing of the node definitions you can use the <text:span text:style-name="T3">lsdef</text:span> command. <text:s text:c="2"/>For example, to display the definitions of all nodes in the group “aixnodes” you could run the following command.</text:p>
      <text:p text:style-name="P9"><text:tab/><text:span text:style-name="T6">lsdef -t node -l -o aixnodes</text:span></text:p>
      <text:p text:style-name="P9">The output for one diskless node might look something like the following:</text:p>
      <text:p text:style-name="P38"><text:soft-page-break/>Object name: clstrn02</text:p>
      <text:p text:style-name="P38"><text:s text:c="4"/>cons=hmc</text:p>
      <text:p text:style-name="P38"><text:s text:c="4"/>groups=lpar,all</text:p>
      <text:p text:style-name="P38"><text:s text:c="4"/>hcp=clstrhmc01</text:p>
      <text:p text:style-name="P38"><text:s text:c="4"/>hostnames=clstrn02.mycluster.com</text:p>
      <text:p text:style-name="P38"><text:s text:c="4"/>id=2</text:p>
      <text:p text:style-name="P38"><text:s text:c="4"/>ip=10.1.3.2</text:p>
      <text:p text:style-name="P38"><text:s text:c="4"/>mac=001a64f9bfc9</text:p>
      <text:p text:style-name="P38"><text:s text:c="4"/>mgt=hmc</text:p>
      <text:p text:style-name="P38"><text:s text:c="4"/>nodetype=lpar,osi</text:p>
      <text:p text:style-name="P38"><text:s text:c="4"/>os=AIX</text:p>
      <text:p text:style-name="P38"><text:s text:c="4"/>parent=clstrf1fsp03-9125-F2A-SN024C352</text:p>
      <text:p text:style-name="P38"><text:s text:c="4"/>pprofile=compute</text:p>
      <text:p text:style-name="P9">Most of these attributes should have been filled in automatically by xCAT. <text:s text:c="2"/></text:p>
      <text:p text:style-name="P9"><text:span text:style-name="_20_Char"><text:span text:style-name="T3">Note</text:span></text:span><text:span text:style-name="_20_Char">: <text:s/>xCAT supports many different cluster environments and the attributes that may be required in a node definition will vary. <text:s/>For diskless nodes the node definition should include at least the attributes listed in the above example.</text:span></text:p>
      <text:h text:style-name="Heading_20_2" text:outline-level="2"><text:span text:style-name="_20_Char"><text:span text:style-name="T44">Initialize the AIX/NIM diskless nodes</text:span></text:span></text:h>
      <text:p text:style-name="Standard"><text:span text:style-name="_20_Char"/></text:p>
      <text:p text:style-name="P7"><text:span text:style-name="_20_Char">You can set up NIM to support a diskless boot of nodes by using the xCAT </text:span><text:span text:style-name="_20_Char"><text:span text:style-name="T3">mkdsklsnode</text:span></text:span><text:span text:style-name="_20_Char"> command. <text:s/>This command uses information from the xCAT database and default values to run the appropriate NIM commands.</text:span></text:p>
      <text:p text:style-name="P7"><text:span text:style-name="_20_Char"/></text:p>
      <text:p text:style-name="P7"><text:span text:style-name="_20_Char">For example, to set up all the nodes in the group “</text:span><text:span text:style-name="_20_Char"><text:span text:style-name="T6">aixnodes</text:span></text:span><text:span text:style-name="_20_Char">” to boot using the SPOT (COSI) named “</text:span><text:span text:style-name="_20_Char"><text:span text:style-name="T6">61cosi</text:span></text:span><text:span text:style-name="_20_Char">” you could issue the following command.</text:span></text:p>
      <text:p text:style-name="P7"><text:span text:style-name="_20_Char"/></text:p>
      <text:p text:style-name="P7"><text:span text:style-name="_20_Char"><text:tab/></text:span><text:span text:style-name="_20_Char"><text:span text:style-name="T18">mkdsklsnode </text:span></text:span><text:span text:style-name="_20_Char"><text:span text:style-name="T26">-i </text:span></text:span><text:span text:style-name="_20_Char"><text:span text:style-name="T18">61cosi aixnodes</text:span></text:span></text:p>
      <text:p text:style-name="P46"><text:span text:style-name="_20_Char"><text:span text:style-name="T6"/></text:span></text:p>
      <text:list text:style-name="WW8Num18" text:continue-numbering="true">
        <text:list-item>
          <text:list text:continue-numbering="true">
            <text:list-header>
              <text:p text:style-name="P80">The command will define and initialize the NIM machines. <text:s/>It will also set the “<text:span text:style-name="T6">profile</text:span><text:span text:style-name="_20_Char">” attribute in the xCAT node definitions to “</text:span><text:span text:style-name="_20_Char"><text:span text:style-name="T17">61cosi “</text:span></text:span><text:span text:style-name="_20_Char">.</text:span></text:p>
            </text:list-header>
          </text:list>
        </text:list-item>
      </text:list>
      <text:p text:style-name="P19">To verify that NIM has allocated the required resources for a node and that the node is ready for a network boot you can run the “<text:span text:style-name="T2">lsnim –l</text:span>” command. <text:s/>For example, to check node “<text:span text:style-name="T6">node01</text:span>” you could run the following command.</text:p>
      <text:p text:style-name="P43">lsnim -l node01</text:p>
      <text:p text:style-name="P11"><text:span text:style-name="T3">Note:</text:span> </text:p>
      <text:p text:style-name="P41">The NIM initialization of multiple nodes is done sequentially and takes approximately three minutes per node to complete. <text:s/>If you are planning to initialize multiple nodes you should plan accordingly. <text:s text:c="2"/>The NIM development team is currently working on a solution for this scaling issue.</text:p>
      <text:h text:style-name="Heading_20_2" text:outline-level="2"><text:soft-page-break/>Verifying the node initialization before booting (optional)</text:h>
      <text:p text:style-name="P11">Once the <text:span text:style-name="T3">mkdsklsnode</text:span> command completes you can check several things to see if it has been initialized correctly. <text:s text:c="2"/></text:p>
      <text:list text:style-name="L4">
        <text:list-item>
          <text:p text:style-name="P87">The /etc/bootptab, /etc/exports files. <text:s/></text:p>
        </text:list-item>
        <text:list-item>
          <text:p text:style-name="P87">The node info file in the /tftpboot directory.</text:p>
        </text:list-item>
        <text:list-item>
          <text:p text:style-name="P89"><text:span text:style-name="T13">The NIM node definition for the node. (“</text:span><text:span text:style-name="T17">lsnim -l node01”)</text:span></text:p>
        </text:list-item>
      </text:list>
      <text:h text:style-name="Heading_20_2" text:outline-level="2">Open a remote console (optional)</text:h>
      <text:p text:style-name="P10">You can open a remote console to monitor the boot progress using the xCAT <text:span text:style-name="T2">rcons</text:span> command. <text:s/>This command requires that you have <text:span text:style-name="T3">conserver</text:span> installed and configured. <text:s/></text:p>
      <text:p text:style-name="P22">If you wish to monitor a network installation you must run rcons before initiating a network boot.</text:p>
      <text:p text:style-name="P64"><text:tab/><text:tab/>To configure conserver run:</text:p>
      <text:p text:style-name="P44">makeconservercf <text:s text:c="3"/></text:p>
      <text:p text:style-name="P10">To start a console:</text:p>
      <text:p text:style-name="P44">rcons node01</text:p>
      <text:p text:style-name="P21">Note: <text:s/>You must always run makeconservercf after you define new cluster nodes.</text:p>
      <text:h text:style-name="Heading_20_2" text:outline-level="2">Initiate a network boot</text:h>
      <text:p text:style-name="P9">Initiate a remote network boot request using the xCAT <text:span text:style-name="T3">rnetboot</text:span> command. <text:s/>For example, to initiate a network boot of all nodes in the group “<text:span text:style-name="T6">aixnodes</text:span>” you could issue the following command.</text:p>
      <text:p text:style-name="P49">rnetboot <text:s/>aixnodes</text:p>
      <text:p text:style-name="P48"><text:span text:style-name="T3">Note</text:span>: If you receive timeout errors from the <text:span text:style-name="T3">rnetboot</text:span> command, you may need to increase the default 60-second timeout to a larger value by setting ppctimeout in the site table:</text:p>
      <text:p text:style-name="P36">chdef -t site -o clustersite ppctimeout=180</text:p>
      <text:h text:style-name="Heading_20_2" text:outline-level="2">Verify the deployment</text:h>
      <text:list text:style-name="WW8Num33">
        <text:list-item text:start-value="1">
          <text:p text:style-name="P101">You can use the AIX <text:span text:style-name="kwd"><text:span text:style-name="T2">lsnim</text:span></text:span> command to see the state of the NIM installation for a particular node, by running the following command on the NIM master: </text:p>
          <text:p text:style-name="P90"><text:span text:style-name="T16">lsnim -l &lt;</text:span><text:span text:style-name="var"><text:span text:style-name="T16">clientname&gt;</text:span></text:span></text:p>
        </text:list-item>
        <text:list-item>
          <text:p text:style-name="P101">Retry and troubleshooting tips: </text:p>
        </text:list-item>
      </text:list>
      <text:list text:style-name="L5">
        <text:list-item>
          <text:p text:style-name="P104">For p6 lpars, it may be helpful to bring up the HMC web interface in a browser and watch the lpar status and reference codes as the node boots.</text:p>
        </text:list-item>
        <text:list-item>
          <text:p text:style-name="P104"><text:soft-page-break/>Verify network connections</text:p>
        </text:list-item>
        <text:list-item>
          <text:p text:style-name="P104">If the <text:span text:style-name="T3">rnetboot</text:span> returns “unsuccessful” for a node, verify that bootp and tftp is configured and running properly.</text:p>
        </text:list-item>
        <text:list-item>
          <text:p text:style-name="P109">View <text:span text:style-name="T6">/etc/bootptab</text:span> to make sure an entry exists for the node.</text:p>
        </text:list-item>
        <text:list-item>
          <text:p text:style-name="P109">Verify that the information in /tftpboot/&lt;node&gt;.info is correct.</text:p>
        </text:list-item>
        <text:list-item>
          <text:p text:style-name="P109">Stop and restart inetd:</text:p>
        </text:list-item>
      </text:list>
      <text:p text:style-name="P122">stopsrc -s inetd</text:p>
      <text:p text:style-name="P122">startsrc -s inetd</text:p>
      <text:list text:style-name="L6">
        <text:list-item>
          <text:p text:style-name="P128">Stop and restart tftp:</text:p>
        </text:list-item>
      </text:list>
      <text:p text:style-name="P122">stopsrc -s tftp</text:p>
      <text:p text:style-name="P122">startsrc -s tftp</text:p>
      <text:list text:style-name="L6">
        <text:list-item text:start-value="1">
          <text:p text:style-name="P128"/>
        </text:list-item>
      </text:list>
      <text:list text:style-name="L5">
        <text:list-item text:start-value="1">
          <text:p text:style-name="P104">Verify NFS is running properly and mounts can be performed with this NFS server:</text:p>
        </text:list-item>
        <text:list-item>
          <text:p text:style-name="P109">View <text:span text:style-name="T6">/etc/exports</text:span> for correct mount information. <text:s/></text:p>
        </text:list-item>
        <text:list-item>
          <text:p text:style-name="P109">Run the <text:span text:style-name="T3">showmount</text:span> and <text:span text:style-name="T3">exportfs</text:span> commands. </text:p>
        </text:list-item>
        <text:list-item>
          <text:p text:style-name="P109">Stop and restart the NFS and related daemons:</text:p>
        </text:list-item>
      </text:list>
      <text:p text:style-name="P126">stopsrc -g nfs</text:p>
      <text:p text:style-name="P126">startsrc -g nfs</text:p>
      <text:list text:style-name="L5">
        <text:list-item text:start-value="1">
          <text:p text:style-name="P115">Attempt to mount a file system from another system on the network.</text:p>
        </text:list-item>
        <text:list-item>
          <text:p text:style-name="P108">If the <text:span text:style-name="T3">rnetboot</text:span> operation is successful, but <text:span text:style-name="T3">lsnim</text:span> shows that the node is stuck at one of the netboot phases, you may need to redo your NIM definitions. <text:s/></text:p>
        </text:list-item>
      </text:list>
      <text:h text:style-name="P66" text:outline-level="1">Special Cases</text:h>
      <text:h text:style-name="P67" text:outline-level="2">Using other NIM resources.</text:h>
      <text:list text:style-name="L7">
        <text:list-header>
          <text:p text:style-name="P103"><text:span text:style-name="T33">When you run the </text:span><text:span text:style-name="T34">mknimimage</text:span><text:span text:style-name="T33"> command to create a new xCAT </text:span><text:span text:style-name="T35">osimage</text:span><text:span text:style-name="T33"> definition it will create default NIM resources and add their names to the </text:span><text:span text:style-name="T35">osimage</text:span><text:span text:style-name="T33"> definition. <text:s/>It is also possible to specify additional or different NIM resources to use for the </text:span><text:span text:style-name="T35">osimage</text:span><text:span text:style-name="T33">. <text:s/>To do this you can use</text:span> the “attr=val [attr=val ...]” option. <text:s text:c="2"/>These “attribute equals value” pairs are used to specify NIM resource types and names to use when creating the the xCAT <text:span text:style-name="T6">osimage</text:span> definition. <text:s text:c="4"/>The “attr” must be a NIM resource type and the “val” must be the name of a <text:span text:style-name="T3">previously defined</text:span> NIM resource of that type, (ie. <text:s/>"&lt;nim_resource_type&gt;=&lt;resource_name&gt;"). <text:s text:c="3"/></text:p>
        </text:list-header>
      </text:list>
      <text:p text:style-name="P58">For example, to create a diskless image and include <text:span text:style-name="T6">tmp</text:span> and <text:span text:style-name="T6">home</text:span> resources you could issue the command as follows. <text:s/>This assumes that the <text:span text:style-name="T6">mytmp</text:span> and <text:span text:style-name="T6">myhome</text:span> NIM resources have already been created by using NIM commands directly.</text:p>
      <text:p text:style-name="P58"><text:s text:c="10"/><text:span text:style-name="T6">mknimimage -t diskless -s /dev/cd0 611cosi tmp=mytmp home=myhome</text:span></text:p>
      <text:p text:style-name="P59">These resources will be added to the xCAT <text:span text:style-name="T6">osimage</text:span> definition. <text:s/>When you initialize a node using this definition the <text:span text:style-name="T3">mkdsklsnode</text:span> command will include all the <text:s/>resources when running the “nim -o dkls_init” operation.</text:p>
      <text:p text:style-name="P59">See the NIM documentation for more information on supported diskless resources.</text:p>
      <text:h text:style-name="P67" text:outline-level="2"><text:soft-page-break/>Booting a “dataless” node.</text:h>
      <text:p text:style-name="P3">AIX NIM includes support for “dataless” systems as well as “diskless”. <text:s text:c="2"/>NIM defines a dataless machine as one that has some local disk space that could be used for paging space and optionally the /tmp and /home. <text:s text:c="2"/>If you wish to use dataless machines you can create an xCAT <text:span text:style-name="T6">osimage</text:span> definition for them with the <text:s/><text:span text:style-name="T3">mknimimage <text:s/></text:span><text:span text:style-name="T22">command. <text:s text:c="2"/>When creating the </text:span><text:span text:style-name="T7">osimage</text:span><text:span text:style-name="T22">, use the “-t” option to specify a type of “dataless”. </text:span></text:p>
      <text:p text:style-name="P4"/>
      <text:p text:style-name="P3">For example, to create an <text:span text:style-name="T6">osimage</text:span> definition for <text:s/>“dataless” nodes you could run the command as follows.</text:p>
      <text:p text:style-name="P3"/>
      <text:p text:style-name="P3"><text:tab/><text:span text:style-name="T6">mknimimage -s <text:s/>/dev/cd0 <text:s/>-t dataless 53cosi </text:span></text:p>
      <text:p text:style-name="P3"/>
      <text:p text:style-name="P3">When the node is initialized to use this image the <text:span text:style-name="T3">mkdsklsnode</text:span> command will run <text:s/>the “nim -o dtls_init ..” operation. <text:s/></text:p>
      <text:p text:style-name="P3"/>
      <text:p text:style-name="P3">See the NIM documentation for more information on the NIM support for dataless systems.</text:p>
      <text:h text:style-name="P67" text:outline-level="2">Specifying additional values for the NIM node initialization.</text:h>
      <text:p text:style-name="P57">When you run the <text:span text:style-name="T3">mkdsklsnode</text:span> command to initialize diskless nodes the command will run the required NIM commands using some default values. <text:s/>If you wish to use different values you can specify them on the <text:span text:style-name="T3">mkdsklsnode</text:span> command line using the “attr=val [attr=val ...]” option. <text:s/>See the <text:span text:style-name="T3">mkdsklsnode</text:span> <text:span text:style-name="T3">man</text:span> page for the details of what attributes and values are supported.</text:p>
      <text:p text:style-name="P57">For example, when <text:span text:style-name="T3">mkdsklsnode</text:span> defines the diskless node there are default values set for the “speed”(100) and “duplex”(full) network settings. <text:s/>If you wish to specify a different value for “speed” you could run the command as follows.</text:p>
      <text:p text:style-name="Text_20_body"><text:tab/><text:span text:style-name="T6">mkdsklsnode -i myosimage mynode speed=1000 </text:span></text:p>
      <text:h text:style-name="Heading_20_1" text:outline-level="1">Cleanup</text:h>
      <text:p text:style-name="Standard">The NIM definitions and resources that are created by xCAT commands are not automatically removed. <text:s/>It is therefore up to the system administrator to do some clean up of unused NIM definitions and resources from time to time. <text:s/>(The NIM lpp_source and SPOT resources are quite large.) There are xCAT commands that can be used to assist in this process.</text:p>
      <text:h text:style-name="Heading_20_2" text:outline-level="2">Removing NIM machine definitions</text:h>
      <text:p text:style-name="P7">Use the xCAT <text:span text:style-name="T3">rmdsklsnode</text:span> command to remove all NIM machine definitions that were created for the specified xCAT nodes. <text:s text:c="2"/>This command <text:span text:style-name="T20">will not</text:span><text:span text:style-name="T39"> </text:span>remove the xCAT node definitions.</text:p>
      <text:p text:style-name="P7"/>
      <text:p text:style-name="P7">For example, to remove the NIM machine definition corresponding to the xCAT node named “node01” you could run the command as follows.</text:p>
      <text:p text:style-name="P7"><text:soft-page-break/></text:p>
      <text:p text:style-name="P7"><text:tab/><text:span text:style-name="T6">rmdsklsnode node01</text:span></text:p>
      <text:p text:style-name="P7"/>
      <text:p text:style-name="P7">The previous example assumes that the NIM machine definition is the same name as the xCAT node name. <text:s/>If you had used the “-n” option when you created the NIM machine definitions with <text:span text:style-name="T3">mkdsklsnode</text:span> then the NIM machine names would be a combination of the xCAT node name and the <text:span text:style-name="T6">osimage</text:span> name used to initialize the NIM machine. <text:s text:c="2"/>To remove these definitions you must provide the <text:span text:style-name="T3">rmdsklsnode</text:span> command with the name of the <text:span text:style-name="T6">osimage</text:span> that was used. </text:p>
      <text:p text:style-name="P7"/>
      <text:p text:style-name="P7">For example, to remove the NIM machine definition associated with the xCAT node named “node2” and the <text:span text:style-name="T6">osimage</text:span> named “61spot” you could run the following command. </text:p>
      <text:p text:style-name="P7"/>
      <text:p text:style-name="P7"><text:tab/><text:span text:style-name="T6">rmdsklsnode -i 61spot node02</text:span></text:p>
      <text:p text:style-name="P7"/>
      <text:p text:style-name="P7">If the NIM machine is currently running or the machine definition was left in a bad state you can use the <text:span text:style-name="T3">rmdsklsnode</text:span> “-f” (force) option. <text:s/>This will stop the node and deallocate any resources it is using so the machine definition can be removed.</text:p>
      <text:p text:style-name="P7"/>
      <text:p text:style-name="P7">The <text:span text:style-name="T3">rmdsklsnode</text:span> command is intended to make it easier to clean up NIM machine definitions that were created by xCAT. <text:s/>You can also use the AIX <text:span text:style-name="T3">nim</text:span> command directly. <text:s/>See the AIX/NIM documentation for details. </text:p>
      <text:p text:style-name="P32"/>
      <text:h text:style-name="Heading_20_2" text:outline-level="2">Removing NIM resources </text:h>
      <text:p text:style-name="Text_20_body">Use the xCAT <text:span text:style-name="T3">rmnimimage</text:span> command to remove all the NIM resources associated with a given xCAT <text:span text:style-name="T6">osimage</text:span> definition. <text:s text:c="2"/>The command will only remove a NIM resource if it is not allocated to a node. <text:s/>You should always clean up the NIM node definitions before attempting to remove the NIM resources. <text:s/>The command <text:span text:style-name="T20">will also remove</text:span> the xCAT <text:span text:style-name="T6">osimage</text:span> definition that is specified on the command line.</text:p>
      <text:p text:style-name="Text_20_body">For example, to remove the “61spot” <text:span text:style-name="T6">osimage</text:span> definition along with all the associated NIM resources run the following command.</text:p>
      <text:p text:style-name="Text_20_body"><text:tab/><text:span text:style-name="T6">rmnimimage 61cosi</text:span></text:p>
      <text:p text:style-name="P7">If necessary, you can also remove the NIM definitions directly by using NIM commands. See the AIX/NIM documentation for details.</text:p>
      <text:h text:style-name="Heading_20_1" text:outline-level="1">Notes</text:h>
      <text:h text:style-name="Heading_20_2" text:outline-level="2">Terminology</text:h>
      <text:p text:style-name="P50">image</text:p>
      <text:p text:style-name="P35">The term “image” is used extensively in this document. The precise meaning of an “image” will vary depending on the context in which the term is being used. <text:s text:c="2"/>In general you can think of an image as the <text:soft-page-break/>basic operating system image as well as other resources etc. that are needed to boot a node. <text:s/>In most cases in this document we will be referring to an image as either an xCAT <text:span text:style-name="T6">osimage</text:span> definition or an AIX/NIM diskless image (called a SPOT or COSI).</text:p>
      <text:p text:style-name="P34"/>
      <text:p text:style-name="P35"><text:span text:style-name="T3">osimage</text:span> - <text:s/>This is an xCAT object that can be used to describe an operation system image. <text:s/>This definition can contain various types of information depending on what will be installed on the node and how it will be installed. <text:s/>The image definition is <text:span text:style-name="T20">not</text:span> node specific and can be used to deploy multiple nodes. <text:s text:c="2"/>It contains all the information that will be needed by the underlying xCAT and NIM support to deploy the node.</text:p>
      <text:p text:style-name="P35"/>
      <text:p text:style-name="P35"><text:span text:style-name="T3">COSI</text:span> - <text:s/>A Common Operating System Image is the name used by AIX/NIM to refer to a SPOT resource. <text:s/>From the NIM perspective this would be an AIX diskless image. <text:s/></text:p>
      <text:p text:style-name="P34"/>
      <text:p text:style-name="P8"><text:tab/><text:span text:style-name="T3">diskless node</text:span></text:p>
      <text:p text:style-name="P34"><text:span text:style-name="T22">The operating system is not stored on local disk. <text:s/>For AIX systems this means the file systems are mounted from a NIM server. <text:s/>NIM also supports the concept of a </text:span><text:span text:style-name="T7">dataless</text:span><text:span text:style-name="T22"> system which has some limited disk space that can be used for certain file systems. <text:s text:c="2"/>See the “Special Cases” section below for information on using additional NIM features.</text:span></text:p>
      <text:p text:style-name="P8"/>
      <text:p text:style-name="P8"><text:tab/><text:span text:style-name="T3">diskfull node </text:span></text:p>
      <text:p text:style-name="P34">For AIX systems this means that the node has local disk storage that is used for the operating system. <text:s text:c="2"/>Diskfull AIX nodes are typically installed using the NIM <text:span text:style-name="T3">rte</text:span> or <text:span text:style-name="T3">mksysb</text:span> type install methods.</text:p>
      <text:p text:style-name="P34"/>
      <text:h text:style-name="Heading_20_2" text:outline-level="2">NIM diskless resources</text:h>
      <text:p text:style-name="P5">The following list describes the required and optional resources that are managed by NIM to support diskless and dataless clients.</text:p>
      <text:p text:style-name="P5"/>
      <text:p text:style-name="Text_20_body"><text:span text:style-name="T12">boot</text:span> </text:p>
      <text:p text:style-name="P40">Defined as a network boot image for NIM clients. The <text:span text:style-name="T1">boot</text:span> resource is managed automatically by NIM and is never explicitly allocated or deallocated by users. </text:p>
      <text:p text:style-name="Text_20_body"><text:span text:style-name="T12">SPOT</text:span><text:span text:style-name="T11"> </text:span></text:p>
      <text:p text:style-name="P40">Defined as a directory structure that contains the AIX<text:span text:style-name="T15"> </text:span>run-time files common to all machines. These files are referred to as the <text:span text:style-name="T1">usr</text:span> parts of the fileset. The <text:span text:style-name="T1">SPOT</text:span> resource is mounted as the <text:span text:style-name="T1">/usr</text:span> file system on diskless and dataless clients. </text:p>
      <text:p text:style-name="P40"><text:soft-page-break/>Contains the <text:span text:style-name="T1">root</text:span> parts of filesets. The <text:span text:style-name="T1">root</text:span> part of a fileset is the set of files that may be used to configure the software for a particular machine. These <text:span text:style-name="T1">root</text:span> files are stored in special directories in the <text:span text:style-name="T1">SPOT</text:span>, and they are used to populate the root directories of diskless and dataless clients during initialization.</text:p>
      <text:p text:style-name="P40">The network boot images used to boot clients are constructed from software installed in the <text:span text:style-name="T1">SPOT</text:span>.</text:p>
      <text:p text:style-name="P40">A <text:span text:style-name="T1">SPOT</text:span> resource is required for both diskless and dataless clients.</text:p>
      <text:p text:style-name="P54">root</text:p>
      <text:p text:style-name="P40">Defined as a parent directory for client "<text:span text:style-name="T1">/</text:span>" (<text:span text:style-name="T1">root</text:span>) directories. The client root directory in the <text:span text:style-name="T1">root</text:span> resource is mounted as the "<text:span text:style-name="T1">/</text:span>" (<text:span text:style-name="T1">root</text:span>) file system on the client. </text:p>
      <text:p text:style-name="P40">When the resources for a client are initialized, the client <text:span text:style-name="T1">root</text:span> directory is populated with configuration files. These configuration files are copied from the <text:span text:style-name="T1">SPOT</text:span> resource that has been allocated to the same machine.</text:p>
      <text:p text:style-name="P40">A <text:span text:style-name="T1">root</text:span> resource is required for both diskless and dataless clients.</text:p>
      <text:p text:style-name="P40">This resource is managed automatically by NIM.</text:p>
      <text:p text:style-name="P54">dump</text:p>
      <text:p text:style-name="P39"><text:span text:style-name="T11">Defined as a parent directory for client dump files. The client dump file in the </text:span><text:span text:style-name="T12">dump</text:span><text:span text:style-name="T11"> resource is mounted as the dump device for the client. </text:span></text:p>
      <text:p text:style-name="P40">A <text:span text:style-name="T1">dump</text:span> resource is required for both diskless and dataless clients. </text:p>
      <text:p text:style-name="P40">This resource is managed automatically by NIM.</text:p>
      <text:p text:style-name="Text_20_body"><text:span text:style-name="T12">paging</text:span> </text:p>
      <text:p text:style-name="P39"><text:span text:style-name="T11">Defined as a parent directory for client paging files. The client paging file in the </text:span><text:span text:style-name="T12">paging</text:span><text:span text:style-name="T11"> resource is mounted as the paging device for the client. </text:span></text:p>
      <text:p text:style-name="P40">A <text:span text:style-name="T1">paging</text:span> resource is required for diskless clients and optional for dataless clients.</text:p>
      <text:p text:style-name="P40">This resource is managed automatically by NIM.</text:p>
      <text:p text:style-name="Text_20_body"><text:span text:style-name="T12">home</text:span> </text:p>
      <text:p text:style-name="P40">Defined as a parent directory for client <text:span text:style-name="T1">/home</text:span> directories. The client directory in the <text:span text:style-name="T1">home</text:span> resource is mounted as the <text:span text:style-name="T1">/home</text:span> file system on the client. </text:p>
      <text:p text:style-name="P39"><text:span text:style-name="T11">A </text:span><text:span text:style-name="T12">home</text:span><text:span text:style-name="T11"> resource is optional for both diskless and dataless clients.</text:span></text:p>
      <text:p text:style-name="Text_20_body"><text:span text:style-name="T12">shared_home</text:span> </text:p>
      <text:p text:style-name="P40">Defined as a <text:span text:style-name="T1">/home</text:span> directory shared by clients. All clients that use a <text:span text:style-name="T1">shared_home</text:span> resource will mount the same directory as the <text:span text:style-name="T1">/home</text:span> file system. </text:p>
      <text:p text:style-name="P40"><text:soft-page-break/>A <text:span text:style-name="T1">shared_home</text:span> resource is optional for both diskless and dataless clients.</text:p>
      <text:p text:style-name="Text_20_body"><text:span text:style-name="T12">tmp</text:span> </text:p>
      <text:p text:style-name="P40">Defined as a parent directory for client <text:span text:style-name="T1">/tmp</text:span> directories. The client directory in the <text:span text:style-name="T1">tmp</text:span> resource is mounted as the <text:span text:style-name="T1">/tmp</text:span> file system on the client. </text:p>
      <text:p text:style-name="P40">A <text:span text:style-name="T1">tmp</text:span> resource is optional for both diskless and dataless clients.</text:p>
      <text:p text:style-name="Text_20_body"><text:span text:style-name="T12">resolv_conf</text:span> </text:p>
      <text:p text:style-name="P40">This resource is a file that contains nameserver IP addresses and a network domain name. </text:p>
      <text:p text:style-name="P40">It is copied to the <text:span text:style-name="T1">/etc/resolv.conf</text:span> file in the client's root directory.</text:p>
      <text:p text:style-name="P39"><text:span text:style-name="T11">A </text:span><text:span text:style-name="T12">resolv_conf</text:span><text:span text:style-name="T11"> resource is optional for both diskless and dataless clients.</text:span></text:p>
      <text:p text:style-name="P5">The AIX/NIM resources for diskless/dataless machines will remain allocated and the node will remain initialized until they are specifically unallocated and uninitialized. </text:p>
      <text:p text:style-name="P2"/>
      <text:h text:style-name="Heading_20_2" text:outline-level="2">NIM Commands</text:h>
      <text:h text:style-name="Heading_20_3" text:outline-level="3">COSI commands</text:h>
      <text:p text:style-name="Text_20_body">AIX provides commands that may be used to manage the SPOT (or COSI) resource. <text:s/>Refer to the AIX man pages for further details.</text:p>
      <text:list text:style-name="L8">
        <text:list-item>
          <text:p text:style-name="P91"><text:span text:style-name="T1">mkcosi <text:s text:c="3"/></text:span>Create a COSI (SPOT) for a thin server (diskless or <text:tab/><text:tab/>dataless client) to mount and use.</text:p>
        </text:list-item>
        <text:list-item>
          <text:p text:style-name="P91"><text:span text:style-name="T3">chcosi </text:span><text:s text:c="3"/>Manages a Common Operating System Image <text:tab/><text:tab/><text:tab/>(COSI).</text:p>
        </text:list-item>
        <text:list-item>
          <text:p text:style-name="P91"><text:span text:style-name="T1">cpcosi <text:s text:c="4"/></text:span>Create a copy of a COSI (SPOT).</text:p>
        </text:list-item>
        <text:list-item>
          <text:p text:style-name="P91"><text:span text:style-name="T1">lscosi <text:s text:c="6"/></text:span>List the properties of a COSI (SPOT).</text:p>
        </text:list-item>
        <text:list-item>
          <text:p text:style-name="P91"><text:span text:style-name="T1">rmcosi <text:s text:c="2"/></text:span>Remove a COSI (SPOT) from the NIM environment.</text:p>
        </text:list-item>
      </text:list>
      <text:h text:style-name="Heading_20_3" text:outline-level="3">Thin server commands</text:h>
      <text:p text:style-name="P11">AIX provides several commands that can be used to manage diskless (also called thin server) nodes. <text:s/>See the AIX man pages for further details.</text:p>
      <text:list text:style-name="L9">
        <text:list-item>
          <text:p text:style-name="P96"><text:span text:style-name="T1">mkts <text:s text:c="2"/></text:span>Create a thin server and all necessary resources.</text:p>
        </text:list-item>
        <text:list-item>
          <text:p text:style-name="P96"><text:span text:style-name="T1">lsts <text:s text:c="4"/></text:span>List the status and software content of a thin server.</text:p>
        </text:list-item>
        <text:list-item>
          <text:p text:style-name="P96"><text:span text:style-name="T1">swts <text:s text:c="2"/></text:span>Switch a thin server to a different COSI. </text:p>
        </text:list-item>
        <text:list-item>
          <text:p text:style-name="P96"><text:span text:style-name="T1">dbts <text:s text:c="3"/></text:span>Perform a debug boot on a thin server.</text:p>
        </text:list-item>
        <text:list-item>
          <text:p text:style-name="P96"><text:span text:style-name="T1">rmts <text:s text:c="2"/></text:span><text:s/>Remove a thin server from the NIM environm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on AIX - Booting AIX diskless nodes</dc:title>
    <meta:initial-creator>IBM_USER</meta:initial-creator>
    <meta:creation-date>2008-02-27T15:09:00</meta:creation-date>
    <dc:date>2009-10-10T11:36:10</dc:date>
    <meta:print-date>2008-05-29T09:58:11</meta:print-date>
    <meta:editing-cycles>228</meta:editing-cycles>
    <meta:editing-duration>P3DT22H22M48S</meta:editing-duration>
    <meta:user-defined meta:name="Info 1"/>
    <meta:user-defined meta:name="Info 2"/>
    <meta:user-defined meta:name="Info 3"/>
    <meta:user-defined meta:name="Info 4"/>
    <meta:document-statistic meta:table-count="0" meta:image-count="0" meta:object-count="0" meta:page-count="18" meta:paragraph-count="357" meta:word-count="6002" meta:character-count="35725"/>
  </office:meta>
</office:document-meta>
</file>